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4" style:family="paragraph" style:parent-style-name="Table_20_Contents">
      <style:text-properties style:font-name="Aerial" officeooo:paragraph-rsid="002af4ae"/>
    </style:style>
    <style:style style:name="P75" style:family="paragraph" style:parent-style-name="Table_20_Contents">
      <style:text-properties style:font-name="Aerial" officeooo:paragraph-rsid="002b3161"/>
    </style:style>
    <style:style style:name="P76" style:family="paragraph" style:parent-style-name="Table_20_Contents">
      <style:text-properties style:font-name="Aerial" officeooo:paragraph-rsid="002f5f1c"/>
    </style:style>
    <style:style style:name="P77" style:family="paragraph" style:parent-style-name="Table_20_Contents">
      <style:text-properties style:font-name="Aerial" officeooo:paragraph-rsid="005230b1"/>
    </style:style>
    <style:style style:name="P78"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79"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0" style:family="paragraph" style:parent-style-name="Table_20_Contents">
      <style:text-properties style:font-name="Aerial" officeooo:paragraph-rsid="002cb7e4"/>
    </style:style>
    <style:style style:name="P81" style:family="paragraph" style:parent-style-name="Table_20_Contents">
      <style:text-properties style:font-name="Aerial" officeooo:paragraph-rsid="005c05f9"/>
    </style:style>
    <style:style style:name="P82" style:family="paragraph" style:parent-style-name="Table_20_Contents">
      <style:text-properties style:font-name="Aerial" officeooo:rsid="007dff8d" officeooo:paragraph-rsid="007dff8d"/>
    </style:style>
    <style:style style:name="P83" style:family="paragraph" style:parent-style-name="Table_20_Contents">
      <style:text-properties style:font-name="Aerial" officeooo:paragraph-rsid="007c83e9"/>
    </style:style>
    <style:style style:name="P84" style:family="paragraph" style:parent-style-name="Table_20_Contents">
      <style:text-properties style:font-name="Aerial" officeooo:paragraph-rsid="0061aa1a"/>
    </style:style>
    <style:style style:name="P85" style:family="paragraph" style:parent-style-name="Table_20_Contents">
      <style:text-properties style:font-name="Aerial" officeooo:rsid="0061aa1a" officeooo:paragraph-rsid="0061aa1a"/>
    </style:style>
    <style:style style:name="P86" style:family="paragraph" style:parent-style-name="Table_20_Contents">
      <style:text-properties style:font-name="Aerial" officeooo:paragraph-rsid="00570cc6"/>
    </style:style>
    <style:style style:name="P87" style:family="paragraph" style:parent-style-name="Table_20_Contents">
      <style:text-properties style:font-name="Aerial" officeooo:rsid="0097e9af" officeooo:paragraph-rsid="0097e9af"/>
    </style:style>
    <style:style style:name="P88" style:family="paragraph" style:parent-style-name="Table_20_Contents">
      <style:text-properties style:font-name="Courier Prime2" fo:font-size="13pt" fo:font-weight="bold" style:font-size-asian="13pt" style:font-weight-asian="bold" style:font-size-complex="13pt" style:font-weight-complex="bold"/>
    </style:style>
    <style:style style:name="P89" style:family="paragraph" style:parent-style-name="Table_20_Contents">
      <style:text-properties style:font-name="Courier Prime2" fo:font-weight="normal" style:font-weight-asian="normal" style:font-weight-complex="normal"/>
    </style:style>
    <style:style style:name="P90"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1" style:family="paragraph" style:parent-style-name="Table_20_Contents">
      <style:text-properties style:font-name="Courier Prime2" fo:font-weight="normal" officeooo:paragraph-rsid="0061aa1a" style:font-weight-asian="normal" style:font-weight-complex="normal"/>
    </style:style>
    <style:style style:name="P92" style:family="paragraph" style:parent-style-name="Table_20_Contents">
      <style:text-properties style:font-name="Courier Prime2" fo:font-size="11pt" fo:font-weight="normal" style:font-size-asian="11pt" style:font-weight-asian="normal" style:font-size-complex="11pt" style:font-weight-complex="normal"/>
    </style:style>
    <style:style style:name="P93"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4"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5" style:family="paragraph" style:parent-style-name="Table_20_Contents">
      <style:text-properties officeooo:paragraph-rsid="002cb7e4"/>
    </style:style>
    <style:style style:name="P96"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7"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8" style:family="paragraph" style:parent-style-name="Table_20_Contents">
      <style:text-properties officeooo:paragraph-rsid="009f9e58"/>
    </style:style>
    <style:style style:name="P99" style:family="paragraph" style:parent-style-name="Table_20_Contents">
      <style:text-properties officeooo:paragraph-rsid="00a612d6"/>
    </style:style>
    <style:style style:name="P100" style:family="paragraph" style:parent-style-name="Table_20_Contents">
      <style:text-properties officeooo:paragraph-rsid="00ae4d8e"/>
    </style:style>
    <style:style style:name="P101" style:family="paragraph" style:parent-style-name="Table_20_Contents">
      <style:text-properties officeooo:paragraph-rsid="00460cf5"/>
    </style:style>
    <style:style style:name="P102" style:family="paragraph" style:parent-style-name="Table_20_Contents">
      <style:text-properties officeooo:paragraph-rsid="00b849f8"/>
    </style:style>
    <style:style style:name="P103"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4" style:family="paragraph" style:parent-style-name="Standard">
      <style:text-properties style:font-name="Courier Prime1" fo:font-weight="normal" officeooo:rsid="002b7460" officeooo:paragraph-rsid="002c8c82" style:font-weight-asian="normal" style:font-weight-complex="normal"/>
    </style:style>
    <style:style style:name="P105"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6"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09"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1"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2"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3" style:family="paragraph" style:parent-style-name="Standard">
      <style:text-properties officeooo:rsid="000ea4c6" officeooo:paragraph-rsid="002af4ae"/>
    </style:style>
    <style:style style:name="P114" style:family="paragraph" style:parent-style-name="Standard">
      <style:text-properties officeooo:rsid="000ea4c6" officeooo:paragraph-rsid="002b3161"/>
    </style:style>
    <style:style style:name="P115" style:family="paragraph" style:parent-style-name="Standard">
      <style:text-properties officeooo:rsid="000ea4c6" officeooo:paragraph-rsid="002cb7e4"/>
    </style:style>
    <style:style style:name="P116" style:family="paragraph" style:parent-style-name="Standard">
      <style:text-properties officeooo:rsid="000ea4c6" officeooo:paragraph-rsid="002f5f1c"/>
    </style:style>
    <style:style style:name="P117" style:family="paragraph" style:parent-style-name="Standard">
      <style:text-properties officeooo:rsid="000ea4c6" officeooo:paragraph-rsid="004eb6c4"/>
    </style:style>
    <style:style style:name="P118" style:family="paragraph" style:parent-style-name="Standard">
      <style:text-properties officeooo:rsid="000ea4c6" officeooo:paragraph-rsid="005230b1"/>
    </style:style>
    <style:style style:name="P119" style:family="paragraph" style:parent-style-name="Standard">
      <style:text-properties officeooo:rsid="000ea4c6" officeooo:paragraph-rsid="004921dd"/>
    </style:style>
    <style:style style:name="P120" style:family="paragraph" style:parent-style-name="Standard">
      <style:text-properties officeooo:rsid="000ea4c6" officeooo:paragraph-rsid="005624fc"/>
    </style:style>
    <style:style style:name="P121" style:family="paragraph" style:parent-style-name="Standard">
      <style:text-properties officeooo:rsid="000ea4c6" officeooo:paragraph-rsid="005d92d6"/>
    </style:style>
    <style:style style:name="P122" style:family="paragraph" style:parent-style-name="Standard">
      <style:text-properties officeooo:rsid="000ea4c6" officeooo:paragraph-rsid="00431be9"/>
    </style:style>
    <style:style style:name="P123" style:family="paragraph" style:parent-style-name="Standard">
      <style:text-properties officeooo:rsid="000ea4c6" officeooo:paragraph-rsid="00786de1"/>
    </style:style>
    <style:style style:name="P124" style:family="paragraph" style:parent-style-name="Standard">
      <style:text-properties officeooo:rsid="000ea4c6" officeooo:paragraph-rsid="007c83e9"/>
    </style:style>
    <style:style style:name="P125" style:family="paragraph" style:parent-style-name="Standard">
      <style:text-properties officeooo:rsid="000ea4c6" officeooo:paragraph-rsid="009f9e58"/>
    </style:style>
    <style:style style:name="P126" style:family="paragraph" style:parent-style-name="Standard">
      <style:text-properties officeooo:rsid="000ea4c6" officeooo:paragraph-rsid="00647f94"/>
    </style:style>
    <style:style style:name="P127" style:family="paragraph" style:parent-style-name="Standard">
      <style:text-properties officeooo:rsid="000ea4c6" officeooo:paragraph-rsid="00a612d6"/>
    </style:style>
    <style:style style:name="P128" style:family="paragraph" style:parent-style-name="Standard">
      <style:text-properties officeooo:rsid="000ea4c6" officeooo:paragraph-rsid="00ae4d8e"/>
    </style:style>
    <style:style style:name="P129" style:family="paragraph" style:parent-style-name="Standard">
      <style:text-properties officeooo:rsid="000ea4c6" officeooo:paragraph-rsid="00b849f8"/>
    </style:style>
    <style:style style:name="P130" style:family="paragraph" style:parent-style-name="Standard">
      <style:text-properties fo:font-size="15pt" fo:font-weight="bold" style:font-size-asian="15pt" style:font-weight-asian="bold" style:font-size-complex="15pt" style:font-weight-complex="bold"/>
    </style:style>
    <style:style style:name="P131" style:family="paragraph" style:parent-style-name="Standard">
      <style:text-properties officeooo:paragraph-rsid="00786de1"/>
    </style:style>
    <style:style style:name="P132" style:family="paragraph" style:parent-style-name="Standard">
      <style:text-properties style:font-name="Aerial" fo:font-size="12pt" officeooo:rsid="002af4ae" officeooo:paragraph-rsid="005230b1" style:font-size-asian="12pt" style:font-size-complex="12pt"/>
    </style:style>
    <style:style style:name="P133" style:family="paragraph" style:parent-style-name="Standard">
      <style:text-properties style:font-name="Aerial" fo:font-size="12pt" officeooo:rsid="0091ce87" officeooo:paragraph-rsid="0097e9af" style:font-size-asian="12pt" style:font-size-complex="12pt"/>
    </style:style>
    <style:style style:name="P134"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5"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38"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39" style:family="paragraph" style:parent-style-name="Standard">
      <style:text-properties style:font-name="Aerial" officeooo:rsid="002e0144" officeooo:paragraph-rsid="0039d45c"/>
    </style:style>
    <style:style style:name="P140" style:family="paragraph" style:parent-style-name="Standard">
      <style:text-properties style:font-name="Aerial" fo:font-weight="normal" officeooo:rsid="0039d45c" officeooo:paragraph-rsid="0039d45c" style:font-weight-asian="normal" style:font-weight-complex="normal"/>
    </style:style>
    <style:style style:name="P141"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2"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3"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4"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6" style:family="paragraph" style:parent-style-name="Standard">
      <style:text-properties style:font-name="Aerial" officeooo:paragraph-rsid="004cc9a6"/>
    </style:style>
    <style:style style:name="P147" style:family="paragraph" style:parent-style-name="Standard">
      <style:text-properties style:font-name="Aerial" officeooo:paragraph-rsid="006da14b"/>
    </style:style>
    <style:style style:name="P148" style:family="paragraph" style:parent-style-name="Standard">
      <style:text-properties style:font-name="Aerial" officeooo:rsid="0053453d" officeooo:paragraph-rsid="0053453d"/>
    </style:style>
    <style:style style:name="P149" style:family="paragraph" style:parent-style-name="Standard">
      <style:text-properties style:font-name="Aerial" officeooo:paragraph-rsid="0061aa1a"/>
    </style:style>
    <style:style style:name="P15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3"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4" style:family="paragraph" style:parent-style-name="Standard">
      <style:text-properties style:font-name="Aerial" officeooo:paragraph-rsid="0039d45c"/>
    </style:style>
    <style:style style:name="P155" style:family="paragraph" style:parent-style-name="Standard">
      <style:text-properties style:font-name="Aerial" officeooo:paragraph-rsid="00647f94"/>
    </style:style>
    <style:style style:name="P156"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57" style:family="paragraph" style:parent-style-name="Standard">
      <style:text-properties style:font-name="Aerial" officeooo:paragraph-rsid="00b2e5e8"/>
    </style:style>
    <style:style style:name="P158" style:family="paragraph" style:parent-style-name="Standard">
      <style:text-properties style:font-name="Courier Prime2" fo:font-weight="bold" style:font-weight-asian="bold" style:font-weight-complex="bold"/>
    </style:style>
    <style:style style:name="P159" style:family="paragraph" style:parent-style-name="Standard">
      <style:text-properties officeooo:paragraph-rsid="008d0201"/>
    </style:style>
    <style:style style:name="P160" style:family="paragraph" style:parent-style-name="Standard">
      <style:text-properties officeooo:paragraph-rsid="009603e5"/>
    </style:style>
    <style:style style:name="P161" style:family="paragraph" style:parent-style-name="Standard">
      <style:text-properties officeooo:paragraph-rsid="009f0a16"/>
    </style:style>
    <style:style style:name="P162" style:family="paragraph" style:parent-style-name="Standard">
      <style:text-properties officeooo:paragraph-rsid="006c275d"/>
    </style:style>
    <style:style style:name="P163" style:family="paragraph" style:parent-style-name="Standard">
      <style:text-properties officeooo:paragraph-rsid="00a31cfd"/>
    </style:style>
    <style:style style:name="P164" style:family="paragraph" style:parent-style-name="Standard">
      <style:paragraph-properties fo:text-align="center" style:justify-single-word="false"/>
      <style:text-properties officeooo:paragraph-rsid="00a88b02"/>
    </style:style>
    <style:style style:name="P165" style:family="paragraph" style:parent-style-name="Standard">
      <style:text-properties officeooo:paragraph-rsid="00a88b02"/>
    </style:style>
    <style:style style:name="P166" style:family="paragraph" style:parent-style-name="Standard">
      <style:text-properties officeooo:paragraph-rsid="00b39efa"/>
    </style:style>
    <style:style style:name="P167" style:family="paragraph" style:parent-style-name="Standard">
      <style:text-properties officeooo:paragraph-rsid="00a37d62"/>
    </style:style>
    <style:style style:name="P168" style:family="paragraph" style:parent-style-name="Standard">
      <style:text-properties officeooo:rsid="00ba92ee" officeooo:paragraph-rsid="00ba92ee"/>
    </style:style>
    <style:style style:name="P169" style:family="paragraph" style:parent-style-name="Standard">
      <style:text-properties officeooo:rsid="00cc384a" officeooo:paragraph-rsid="00cc384a"/>
    </style:style>
    <style:style style:name="P170"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1" style:family="paragraph" style:parent-style-name="Text_20_body">
      <style:text-properties fo:font-weight="normal" officeooo:rsid="009db5c0" officeooo:paragraph-rsid="009db5c0" style:font-weight-asian="normal" style:font-weight-complex="normal"/>
    </style:style>
    <style:style style:name="P172"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3" style:family="paragraph" style:parent-style-name="Text_20_body">
      <style:text-properties officeooo:paragraph-rsid="00bcd09b"/>
    </style:style>
    <style:style style:name="P174"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75" style:family="paragraph" style:parent-style-name="Contents_20_1">
      <style:paragraph-properties>
        <style:tab-stops>
          <style:tab-stop style:position="17.59cm" style:type="right" style:leader-style="dotted" style:leader-text="."/>
        </style:tab-stops>
      </style:paragraph-properties>
    </style:style>
    <style:style style:name="P176" style:family="paragraph" style:parent-style-name="Contents_20_2">
      <style:paragraph-properties>
        <style:tab-stops>
          <style:tab-stop style:position="17.09cm" style:type="right" style:leader-style="dotted" style:leader-text="."/>
        </style:tab-stops>
      </style:paragraph-properties>
    </style:style>
    <style:style style:name="P177" style:family="paragraph" style:parent-style-name="Contents_20_3">
      <style:paragraph-properties>
        <style:tab-stops>
          <style:tab-stop style:position="16.591cm" style:type="right"/>
        </style:tab-stops>
      </style:paragraph-properties>
    </style:style>
    <style:style style:name="P178" style:family="paragraph" style:parent-style-name="Heading_20_1">
      <style:paragraph-properties fo:text-align="center" style:justify-single-word="false"/>
      <style:text-properties style:font-name="Aerial" fo:font-size="40pt" style:font-size-asian="40pt" style:font-size-complex="40pt"/>
    </style:style>
    <style:style style:name="P179" style:family="paragraph" style:parent-style-name="Heading_20_2">
      <style:text-properties officeooo:rsid="005230b1" officeooo:paragraph-rsid="005230b1"/>
    </style:style>
    <style:style style:name="P180" style:family="paragraph" style:parent-style-name="Heading_20_2">
      <style:text-properties officeooo:paragraph-rsid="0039d45c"/>
    </style:style>
    <style:style style:name="P181" style:family="paragraph" style:parent-style-name="Heading_20_2">
      <style:text-properties style:font-name="Aerial" fo:font-weight="bold" style:font-weight-asian="bold" style:font-weight-complex="bold"/>
    </style:style>
    <style:style style:name="P182"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3"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text-properties officeooo:rsid="004cc9a6"/>
    </style:style>
    <style:style style:name="P185" style:family="paragraph" style:parent-style-name="Heading_20_2">
      <style:text-properties officeooo:paragraph-rsid="00634eb5"/>
    </style:style>
    <style:style style:name="P186" style:family="paragraph" style:parent-style-name="Heading_20_3">
      <style:text-properties officeooo:paragraph-rsid="00786de1"/>
    </style:style>
    <style:style style:name="P187" style:family="paragraph" style:parent-style-name="Heading_20_3">
      <style:text-properties fo:font-size="13pt" style:font-size-asian="13pt" style:font-size-complex="13pt"/>
    </style:style>
    <style:style style:name="P188" style:family="paragraph" style:parent-style-name="Heading_20_3">
      <style:text-properties officeooo:paragraph-rsid="005230b1"/>
    </style:style>
    <style:style style:name="P189" style:family="paragraph" style:parent-style-name="Heading_20_3">
      <style:text-properties officeooo:paragraph-rsid="00b849f8"/>
    </style:style>
    <style:style style:name="P190" style:family="paragraph" style:parent-style-name="Heading_20_3">
      <style:text-properties officeooo:paragraph-rsid="004921dd"/>
    </style:style>
    <style:style style:name="P191" style:family="paragraph" style:parent-style-name="Heading_20_3">
      <style:text-properties officeooo:paragraph-rsid="00a612d6"/>
    </style:style>
    <style:style style:name="P192" style:family="paragraph" style:parent-style-name="Heading_20_3">
      <style:text-properties officeooo:paragraph-rsid="004eb6c4"/>
    </style:style>
    <style:style style:name="P193" style:family="paragraph" style:parent-style-name="Heading_20_3">
      <style:text-properties officeooo:paragraph-rsid="005624fc"/>
    </style:style>
    <style:style style:name="P194" style:family="paragraph" style:parent-style-name="Heading_20_3">
      <style:text-properties officeooo:paragraph-rsid="00638308"/>
    </style:style>
    <style:style style:name="P195" style:family="paragraph" style:parent-style-name="Heading_20_3">
      <style:text-properties officeooo:paragraph-rsid="007c83e9"/>
    </style:style>
    <style:style style:name="P196" style:family="paragraph" style:parent-style-name="Heading_20_3">
      <style:text-properties officeooo:paragraph-rsid="006b0313"/>
    </style:style>
    <style:style style:name="P197" style:family="paragraph" style:parent-style-name="Heading_20_3">
      <style:text-properties officeooo:paragraph-rsid="005d92d6"/>
    </style:style>
    <style:style style:name="P198" style:family="paragraph" style:parent-style-name="Heading_20_3">
      <style:text-properties officeooo:paragraph-rsid="00431be9"/>
    </style:style>
    <style:style style:name="P199" style:family="paragraph" style:parent-style-name="Heading_20_3">
      <style:text-properties officeooo:paragraph-rsid="009f9e58"/>
    </style:style>
    <style:style style:name="P200" style:family="paragraph" style:parent-style-name="Heading_20_3">
      <style:text-properties officeooo:paragraph-rsid="00647f94"/>
    </style:style>
    <style:style style:name="P201" style:family="paragraph" style:parent-style-name="Heading_20_3">
      <style:text-properties officeooo:paragraph-rsid="00ae4d8e"/>
    </style:style>
    <style:style style:name="P202" style:family="paragraph" style:parent-style-name="Heading_20_3">
      <style:text-properties officeooo:paragraph-rsid="00cda5d1"/>
    </style:style>
    <style:style style:name="P203" style:family="paragraph" style:parent-style-name="Standard" style:list-style-name="L1">
      <style:text-properties officeooo:paragraph-rsid="00b39efa"/>
    </style:style>
    <style:style style:name="P204" style:family="paragraph" style:parent-style-name="Standard" style:list-style-name="L3">
      <style:paragraph-properties fo:text-align="start" style:justify-single-word="false"/>
      <style:text-properties officeooo:paragraph-rsid="00945ee9"/>
    </style:style>
    <style:style style:name="P205" style:family="paragraph" style:parent-style-name="Standard" style:list-style-name="L3">
      <style:paragraph-properties fo:text-align="start" style:justify-single-word="false"/>
      <style:text-properties officeooo:paragraph-rsid="009603e5"/>
    </style:style>
    <style:style style:name="P206"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08" style:family="paragraph" style:parent-style-name="Standard" style:list-style-name="L4">
      <style:text-properties style:font-name="Aerial" fo:font-size="10pt" officeooo:paragraph-rsid="0099db99" style:font-size-asian="10pt" style:font-size-complex="10pt"/>
    </style:style>
    <style:style style:name="P209" style:family="paragraph" style:parent-style-name="Standard" style:list-style-name="L4">
      <style:text-properties style:font-name="Aerial" fo:font-size="10pt" officeooo:paragraph-rsid="004fddc1" style:font-size-asian="10pt" style:font-size-complex="10pt"/>
    </style:style>
    <style:style style:name="P210" style:family="paragraph" style:parent-style-name="Standard">
      <style:text-properties officeooo:rsid="00cc384a" officeooo:paragraph-rsid="00cc384a"/>
    </style:style>
    <style:style style:name="P211" style:family="paragraph" style:parent-style-name="Standard">
      <style:text-properties officeooo:rsid="00cc384a" officeooo:paragraph-rsid="00cda5d1"/>
    </style:style>
    <style:style style:name="P212" style:family="paragraph" style:parent-style-name="Standard">
      <style:text-properties officeooo:rsid="000ea4c6" officeooo:paragraph-rsid="00cda5d1"/>
    </style:style>
    <style:style style:name="P213" style:family="paragraph" style:parent-style-name="Standard">
      <style:text-properties officeooo:rsid="000ea4c6" officeooo:paragraph-rsid="00638308"/>
    </style:style>
    <style:style style:name="P214" style:family="paragraph" style:parent-style-name="Standard">
      <style:text-properties officeooo:rsid="000ea4c6" officeooo:paragraph-rsid="002cb7e4"/>
    </style:style>
    <style:style style:name="P215" style:family="paragraph" style:parent-style-name="Standard">
      <style:text-properties officeooo:rsid="000ea4c6" officeooo:paragraph-rsid="00431be9"/>
    </style:style>
    <style:style style:name="P216" style:family="paragraph" style:parent-style-name="Standard">
      <style:text-properties officeooo:rsid="005573aa" officeooo:paragraph-rsid="00a612d6"/>
    </style:style>
    <style:style style:name="P217" style:family="paragraph" style:parent-style-name="Standard">
      <style:text-properties officeooo:rsid="005573aa" officeooo:paragraph-rsid="00cda5d1"/>
    </style:style>
    <style:style style:name="P218" style:family="paragraph" style:parent-style-name="Standard">
      <style:text-properties officeooo:rsid="005573aa" officeooo:paragraph-rsid="00431be9"/>
    </style:style>
    <style:style style:name="P219" style:family="paragraph" style:parent-style-name="Standard">
      <style:text-properties officeooo:rsid="008f70cc" officeooo:paragraph-rsid="009087b5"/>
    </style:style>
    <style:style style:name="P220" style:family="paragraph" style:parent-style-name="Standard">
      <style:text-properties officeooo:paragraph-rsid="00d16033"/>
    </style:style>
    <style:style style:name="P221" style:family="paragraph" style:parent-style-name="Standard">
      <style:text-properties officeooo:rsid="0067823d" officeooo:paragraph-rsid="0067823d"/>
    </style:style>
    <style:style style:name="P222"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3" style:family="paragraph" style:parent-style-name="Table_20_Contents">
      <style:text-properties style:font-name="Aerial" fo:font-size="10pt" officeooo:rsid="00a612d6" officeooo:paragraph-rsid="00cda5d1" style:font-size-asian="10pt" style:font-size-complex="10pt"/>
    </style:style>
    <style:style style:name="P224" style:family="paragraph" style:parent-style-name="Table_20_Contents">
      <style:text-properties officeooo:paragraph-rsid="005c05f9"/>
    </style:style>
    <style:style style:name="P225" style:family="paragraph" style:parent-style-name="Table_20_Contents">
      <style:paragraph-properties fo:text-align="center" style:justify-single-word="false"/>
      <style:text-properties officeooo:paragraph-rsid="005b19bb"/>
    </style:style>
    <style:style style:name="P226" style:family="paragraph" style:parent-style-name="Table_20_Contents">
      <style:text-properties officeooo:paragraph-rsid="0061aa1a"/>
    </style:style>
    <style:style style:name="P227" style:family="paragraph" style:parent-style-name="Table_20_Contents">
      <style:text-properties officeooo:paragraph-rsid="00d7aae8"/>
    </style:style>
    <style:style style:name="P228" style:family="paragraph" style:parent-style-name="Table_20_Contents">
      <style:text-properties officeooo:paragraph-rsid="0064b6a7"/>
    </style:style>
    <style:style style:name="P229" style:family="paragraph" style:parent-style-name="Text_20_body" style:list-style-name="L2">
      <style:text-properties officeooo:paragraph-rsid="00bca7b9"/>
    </style:style>
    <style:style style:name="P230"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officeooo:rsid="00d7aae8"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39d45c" style:font-style-asian="italic" style:font-weight-asian="normal" style:font-style-complex="italic" style:font-weight-complex="normal"/>
    </style:style>
    <style:style style:name="T53" style:family="text">
      <style:text-properties fo:font-style="italic" fo:font-weight="normal" officeooo:rsid="0047d26a" style:font-style-asian="italic" style:font-weight-asian="normal" style:font-style-complex="italic" style:font-weight-complex="normal"/>
    </style:style>
    <style:style style:name="T54" style:family="text">
      <style:text-properties fo:font-style="italic" fo:font-weight="normal" officeooo:rsid="0071da5c"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9d45c" style:font-style-asian="normal" style:font-style-complex="normal"/>
    </style:style>
    <style:style style:name="T57" style:family="text">
      <style:text-properties fo:font-style="normal" officeooo:rsid="00b59510" style:font-style-asian="normal" style:font-style-complex="normal"/>
    </style:style>
    <style:style style:name="T58" style:family="text">
      <style:text-properties fo:font-style="normal" officeooo:rsid="00d7aae8"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9d45c" style:font-style-asian="normal" style:font-weight-asian="normal" style:font-style-complex="normal" style:font-weight-complex="normal"/>
    </style:style>
    <style:style style:name="T61" style:family="text">
      <style:text-properties fo:font-style="normal" fo:font-weight="normal" officeooo:rsid="003e9425" style:font-style-asian="normal" style:font-weight-asian="normal" style:font-style-complex="normal" style:font-weight-complex="normal"/>
    </style:style>
    <style:style style:name="T62" style:family="text">
      <style:text-properties fo:font-style="normal" fo:font-weight="normal" officeooo:rsid="003ebc81" style:font-style-asian="normal" style:font-weight-asian="normal" style:font-style-complex="normal" style:font-weight-complex="normal"/>
    </style:style>
    <style:style style:name="T63" style:family="text">
      <style:text-properties fo:font-style="normal" fo:font-weight="normal" officeooo:rsid="002af4ae" style:font-style-asian="normal" style:font-weight-asian="normal" style:font-style-complex="normal" style:font-weight-complex="normal"/>
    </style:style>
    <style:style style:name="T64" style:family="text">
      <style:text-properties fo:font-style="normal" fo:font-weight="normal" officeooo:rsid="0047d26a" style:font-style-asian="normal" style:font-weight-asian="normal" style:font-style-complex="normal" style:font-weight-complex="normal"/>
    </style:style>
    <style:style style:name="T65" style:family="text">
      <style:text-properties fo:font-style="normal" fo:font-weight="normal" officeooo:rsid="0071da5c" style:font-style-asian="normal" style:font-weight-asian="normal" style:font-style-complex="normal" style:font-weight-complex="normal"/>
    </style:style>
    <style:style style:name="T66" style:family="text">
      <style:text-properties fo:font-style="normal" fo:font-weight="normal" officeooo:rsid="00737495" style:font-style-asian="normal" style:font-weight-asian="normal" style:font-style-complex="normal" style:font-weight-complex="normal"/>
    </style:style>
    <style:style style:name="T67" style:family="text">
      <style:text-properties fo:font-style="normal" fo:font-weight="normal" officeooo:rsid="004cc9a6" style:font-style-asian="normal" style:font-weight-asian="normal" style:font-style-complex="normal" style:font-weight-complex="normal"/>
    </style:style>
    <style:style style:name="T68" style:family="text">
      <style:text-properties fo:font-style="normal" fo:font-weight="normal" officeooo:rsid="004eb6c4" style:font-style-asian="normal" style:font-weight-asian="normal" style:font-style-complex="normal" style:font-weight-complex="normal"/>
    </style:style>
    <style:style style:name="T69" style:family="text">
      <style:text-properties fo:font-style="normal" fo:font-weight="normal" officeooo:rsid="0075d013" style:font-style-asian="normal" style:font-weight-asian="normal" style:font-style-complex="normal" style:font-weight-complex="normal"/>
    </style:style>
    <style:style style:name="T70" style:family="text">
      <style:text-properties fo:font-style="normal" fo:font-weight="normal" officeooo:rsid="004fddc1" style:font-style-asian="normal" style:font-weight-asian="normal" style:font-style-complex="normal" style:font-weight-complex="normal"/>
    </style:style>
    <style:style style:name="T71" style:family="text">
      <style:text-properties fo:font-style="normal" fo:font-weight="normal" officeooo:rsid="002e0144" style:font-style-asian="normal" style:font-weight-asian="normal" style:font-style-complex="normal" style:font-weight-complex="normal"/>
    </style:style>
    <style:style style:name="T72" style:family="text">
      <style:text-properties fo:font-style="normal" fo:font-weight="normal" officeooo:rsid="00550506" style:font-style-asian="normal" style:font-weight-asian="normal" style:font-style-complex="normal" style:font-weight-complex="normal"/>
    </style:style>
    <style:style style:name="T73" style:family="text">
      <style:text-properties fo:font-style="normal" fo:font-weight="normal" officeooo:rsid="004fed8d" style:font-style-asian="normal" style:font-weight-asian="normal" style:font-style-complex="normal" style:font-weight-complex="normal"/>
    </style:style>
    <style:style style:name="T74" style:family="text">
      <style:text-properties fo:font-style="normal" fo:font-weight="normal" officeooo:rsid="00c2f1dc" style:font-style-asian="normal" style:font-weight-asian="normal" style:font-style-complex="normal" style:font-weight-complex="normal"/>
    </style:style>
    <style:style style:name="T75" style:family="text">
      <style:text-properties fo:font-style="normal" fo:font-weight="normal" officeooo:rsid="00c684fa" style:font-style-asian="normal" style:font-weight-asian="normal" style:font-style-complex="normal" style:font-weight-complex="normal"/>
    </style:style>
    <style:style style:name="T76" style:family="text">
      <style:text-properties fo:font-style="normal" fo:font-weight="bold" officeooo:rsid="0047d26a" style:font-style-asian="normal" style:font-weight-asian="bold" style:font-style-complex="normal" style:font-weight-complex="bold"/>
    </style:style>
    <style:style style:name="T77" style:family="text">
      <style:text-properties fo:font-style="normal" fo:font-weight="bold" officeooo:rsid="0071da5c" style:font-style-asian="normal" style:font-weight-asian="bold" style:font-style-complex="normal" style:font-weight-complex="bold"/>
    </style:style>
    <style:style style:name="T78" style:family="text">
      <style:text-properties fo:font-style="normal" fo:font-weight="bold" officeooo:rsid="004fddc1" style:font-style-asian="normal" style:font-weight-asian="bold" style:font-style-complex="normal" style:font-weight-complex="bold"/>
    </style:style>
    <style:style style:name="T79" style:family="text">
      <style:text-properties fo:font-style="normal" fo:font-weight="bold" officeooo:rsid="004cc9a6" style:font-style-asian="normal" style:font-weight-asian="bold" style:font-style-complex="normal" style:font-weight-complex="bold"/>
    </style:style>
    <style:style style:name="T80" style:family="text">
      <style:text-properties fo:font-style="normal" fo:font-weight="bold" officeooo:rsid="0075d013" style:font-style-asian="normal" style:font-weight-asian="bold" style:font-style-complex="normal" style:font-weight-complex="bold"/>
    </style:style>
    <style:style style:name="T81" style:family="text">
      <style:text-properties officeooo:rsid="0028380f"/>
    </style:style>
    <style:style style:name="T82" style:family="text">
      <style:text-properties fo:font-size="9pt" officeooo:rsid="005b19bb" style:font-size-asian="9pt" style:font-size-complex="9pt"/>
    </style:style>
    <style:style style:name="T83" style:family="text">
      <style:text-properties fo:font-size="9pt" fo:font-weight="bold" officeooo:rsid="003153a9" style:font-size-asian="9pt" style:font-weight-asian="bold" style:font-size-complex="9pt" style:font-weight-complex="bold"/>
    </style:style>
    <style:style style:name="T8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5" style:family="text">
      <style:text-properties style:font-name="Liberation Sans" fo:font-size="16.1000003814697pt" fo:font-weight="bold" officeooo:rsid="00634eb5" style:font-name-asian="Noto Sans CJK SC" style:font-size-asian="16.1000003814697pt" style:font-weight-asian="bold" style:font-name-complex="Lohit Devanagari" style:font-size-complex="16.1000003814697pt" style:font-weight-complex="bold"/>
    </style:style>
    <style:style style:name="T86" style:family="text">
      <style:text-properties fo:font-weight="bold" style:font-weight-asian="bold" style:font-weight-complex="bold"/>
    </style:style>
    <style:style style:name="T87" style:family="text">
      <style:text-properties fo:font-weight="bold" officeooo:rsid="00460cf5" style:font-weight-asian="bold" style:font-weight-complex="bold"/>
    </style:style>
    <style:style style:name="T88" style:family="text">
      <style:text-properties fo:font-weight="bold" officeooo:rsid="004f6bbd" style:font-weight-asian="bold" style:font-weight-complex="bold"/>
    </style:style>
    <style:style style:name="T89" style:family="text">
      <style:text-properties fo:font-weight="bold" officeooo:rsid="002af4ae" style:font-weight-asian="bold" style:font-weight-complex="bold"/>
    </style:style>
    <style:style style:name="T90" style:family="text">
      <style:text-properties fo:font-weight="bold" officeooo:rsid="0097e9af" style:font-weight-asian="bold" style:font-weight-complex="bold"/>
    </style:style>
    <style:style style:name="T91" style:family="text">
      <style:text-properties fo:font-weight="bold" officeooo:rsid="00caa752"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460cf5" style:font-weight-asian="normal" style:font-weight-complex="normal"/>
    </style:style>
    <style:style style:name="T94" style:family="text">
      <style:text-properties fo:font-weight="normal" officeooo:rsid="0037cde3" style:font-weight-asian="normal" style:font-weight-complex="normal"/>
    </style:style>
    <style:style style:name="T95" style:family="text">
      <style:text-properties fo:font-weight="normal" officeooo:rsid="004f6bbd" style:font-weight-asian="normal" style:font-weight-complex="normal"/>
    </style:style>
    <style:style style:name="T96" style:family="text">
      <style:text-properties fo:font-weight="normal" officeooo:rsid="005f1b1d" style:font-weight-asian="normal" style:font-weight-complex="normal"/>
    </style:style>
    <style:style style:name="T97" style:family="text">
      <style:text-properties fo:font-weight="normal" officeooo:rsid="0039d45c" style:font-weight-asian="normal" style:font-weight-complex="normal"/>
    </style:style>
    <style:style style:name="T98" style:family="text">
      <style:text-properties fo:font-weight="normal" officeooo:rsid="002b7460" style:font-weight-asian="normal" style:font-weight-complex="normal"/>
    </style:style>
    <style:style style:name="T99" style:family="text">
      <style:text-properties fo:font-weight="normal" officeooo:rsid="002b3161" style:font-weight-asian="normal" style:font-weight-complex="normal"/>
    </style:style>
    <style:style style:name="T100" style:family="text">
      <style:text-properties officeooo:rsid="002f5f1c"/>
    </style:style>
    <style:style style:name="T101" style:family="text">
      <style:text-properties officeooo:rsid="0039d45c"/>
    </style:style>
    <style:style style:name="T102" style:family="text">
      <style:text-properties officeooo:rsid="00550506"/>
    </style:style>
    <style:style style:name="T103" style:family="text">
      <style:text-properties officeooo:rsid="00570cc6"/>
    </style:style>
    <style:style style:name="T104" style:family="text">
      <style:text-properties officeooo:rsid="0060a943"/>
    </style:style>
    <style:style style:name="T105" style:family="text">
      <style:text-properties officeooo:rsid="0061aa1a"/>
    </style:style>
    <style:style style:name="T106" style:family="text">
      <style:text-properties fo:font-size="15pt" fo:font-weight="bold" style:font-size-asian="15pt" style:font-weight-asian="bold" style:font-size-complex="15pt" style:font-weight-complex="bold"/>
    </style:style>
    <style:style style:name="T107" style:family="text">
      <style:text-properties fo:font-size="15pt" fo:font-weight="bold" officeooo:rsid="0061aa1a" style:font-size-asian="15pt" style:font-weight-asian="bold" style:font-size-complex="15pt" style:font-weight-complex="bold"/>
    </style:style>
    <style:style style:name="T108" style:family="text">
      <style:text-properties officeooo:rsid="002af4ae"/>
    </style:style>
    <style:style style:name="T109" style:family="text">
      <style:text-properties officeooo:rsid="00758639"/>
    </style:style>
    <style:style style:name="T110" style:family="text">
      <style:text-properties officeooo:rsid="003153a9"/>
    </style:style>
    <style:style style:name="T111" style:family="text">
      <style:text-properties fo:language="en" fo:country="US"/>
    </style:style>
    <style:style style:name="T112" style:family="text">
      <style:text-properties fo:language="en" fo:country="US" fo:font-style="normal" fo:font-weight="normal" officeooo:rsid="004cc9a6" style:font-style-asian="normal" style:font-weight-asian="normal" style:font-style-complex="normal" style:font-weight-complex="normal"/>
    </style:style>
    <style:style style:name="T113" style:family="text">
      <style:text-properties fo:font-size="12pt" fo:font-weight="normal" officeooo:rsid="005230b1" style:font-size-asian="12pt" style:font-weight-asian="normal" style:font-size-complex="12pt" style:font-weight-complex="normal"/>
    </style:style>
    <style:style style:name="T114" style:family="text">
      <style:text-properties fo:font-size="12pt" fo:font-weight="normal" officeooo:rsid="00647f94" style:font-size-asian="12pt" style:font-weight-asian="normal" style:font-size-complex="12pt" style:font-weight-complex="normal"/>
    </style:style>
    <style:style style:name="T115" style:family="text">
      <style:text-properties fo:font-size="12pt" fo:font-weight="normal" officeooo:rsid="0065f098" style:font-size-asian="12pt" style:font-weight-asian="normal" style:font-size-complex="12pt" style:font-weight-complex="normal"/>
    </style:style>
    <style:style style:name="T116"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7"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8"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9" style:family="text">
      <style:text-properties fo:font-size="12pt" officeooo:rsid="00807d5a" style:font-size-asian="12pt" style:font-size-complex="12pt"/>
    </style:style>
    <style:style style:name="T120" style:family="text">
      <style:text-properties fo:font-size="12pt" officeooo:rsid="00d0b308" style:font-size-asian="12pt" style:font-size-complex="12pt"/>
    </style:style>
    <style:style style:name="T121" style:family="text">
      <style:text-properties fo:font-size="10pt" officeooo:rsid="001bab54" style:font-size-asian="10pt" style:font-size-complex="10pt"/>
    </style:style>
    <style:style style:name="T122" style:family="text">
      <style:text-properties fo:font-size="10pt" officeooo:rsid="008709b4" style:font-size-asian="10pt" style:font-size-complex="10pt"/>
    </style:style>
    <style:style style:name="T123" style:family="text">
      <style:text-properties fo:font-size="10pt" officeooo:rsid="0012da7e" style:font-size-asian="10pt" style:font-size-complex="10pt"/>
    </style:style>
    <style:style style:name="T124" style:family="text">
      <style:text-properties fo:font-size="10pt" officeooo:rsid="00292b55" style:font-size-asian="10pt" style:font-size-complex="10pt"/>
    </style:style>
    <style:style style:name="T125" style:family="text">
      <style:text-properties fo:font-size="10pt" officeooo:rsid="002b3161" style:font-size-asian="10pt" style:font-size-complex="10pt"/>
    </style:style>
    <style:style style:name="T126" style:family="text">
      <style:text-properties fo:font-size="10pt" officeooo:rsid="0019bd9a" style:font-size-asian="10pt" style:font-size-complex="10pt"/>
    </style:style>
    <style:style style:name="T127" style:family="text">
      <style:text-properties fo:font-size="10pt" officeooo:rsid="001cc72b" style:font-size-asian="10pt" style:font-size-complex="10pt"/>
    </style:style>
    <style:style style:name="T128" style:family="text">
      <style:text-properties fo:font-size="10pt" officeooo:rsid="001696c6" style:font-size-asian="10pt" style:font-size-complex="10pt"/>
    </style:style>
    <style:style style:name="T129" style:family="text">
      <style:text-properties fo:font-size="10pt" officeooo:rsid="0017cac9" style:font-size-asian="10pt" style:font-size-complex="10pt"/>
    </style:style>
    <style:style style:name="T130" style:family="text">
      <style:text-properties fo:font-size="10pt" officeooo:rsid="002f5f1c" style:font-size-asian="10pt" style:font-size-complex="10pt"/>
    </style:style>
    <style:style style:name="T131" style:family="text">
      <style:text-properties fo:font-size="10pt" officeooo:rsid="003c721c" style:font-size-asian="10pt" style:font-size-complex="10pt"/>
    </style:style>
    <style:style style:name="T132" style:family="text">
      <style:text-properties fo:font-size="10pt" officeooo:rsid="003131ea" style:font-size-asian="10pt" style:font-size-complex="10pt"/>
    </style:style>
    <style:style style:name="T133" style:family="text">
      <style:text-properties fo:font-size="10pt" officeooo:rsid="005573aa" style:font-size-asian="10pt" style:font-size-complex="10pt"/>
    </style:style>
    <style:style style:name="T134" style:family="text">
      <style:text-properties fo:font-size="10pt" officeooo:rsid="0024099b" style:font-size-asian="10pt" style:font-size-complex="10pt"/>
    </style:style>
    <style:style style:name="T135" style:family="text">
      <style:text-properties fo:font-size="10pt" officeooo:rsid="005624fc" style:font-size-asian="10pt" style:font-size-complex="10pt"/>
    </style:style>
    <style:style style:name="T136" style:family="text">
      <style:text-properties fo:font-size="10pt" officeooo:rsid="00638308" style:font-size-asian="10pt" style:font-size-complex="10pt"/>
    </style:style>
    <style:style style:name="T137" style:family="text">
      <style:text-properties fo:font-size="10pt" officeooo:rsid="007c83e9" style:font-size-asian="10pt" style:font-size-complex="10pt"/>
    </style:style>
    <style:style style:name="T138" style:family="text">
      <style:text-properties fo:font-size="10pt" fo:font-weight="normal" style:font-size-asian="10pt" style:font-weight-asian="normal" style:font-size-complex="10pt" style:font-weight-complex="normal"/>
    </style:style>
    <style:style style:name="T139" style:family="text">
      <style:text-properties fo:font-size="10pt" fo:font-weight="normal" officeooo:rsid="005573aa" style:font-size-asian="10pt" style:font-weight-asian="normal" style:font-size-complex="10pt" style:font-weight-complex="normal"/>
    </style:style>
    <style:style style:name="T140" style:family="text">
      <style:text-properties fo:font-size="10pt" fo:font-weight="normal" officeooo:rsid="005624fc" style:font-size-asian="10pt" style:font-weight-asian="normal" style:font-size-complex="10pt" style:font-weight-complex="normal"/>
    </style:style>
    <style:style style:name="T141" style:family="text">
      <style:text-properties fo:font-size="10pt" fo:font-weight="normal" officeooo:rsid="005d4900" style:font-size-asian="10pt" style:font-weight-asian="normal" style:font-size-complex="10pt" style:font-weight-complex="normal"/>
    </style:style>
    <style:style style:name="T142" style:family="text">
      <style:text-properties fo:font-size="10pt" fo:font-weight="normal" officeooo:rsid="00583110" style:font-size-asian="10pt" style:font-weight-asian="normal" style:font-size-complex="10pt" style:font-weight-complex="normal"/>
    </style:style>
    <style:style style:name="T143" style:family="text">
      <style:text-properties fo:font-size="10pt" fo:font-weight="normal" officeooo:rsid="00570cc6" style:font-size-asian="10pt" style:font-weight-asian="normal" style:font-size-complex="10pt" style:font-weight-complex="normal"/>
    </style:style>
    <style:style style:name="T144" style:family="text">
      <style:text-properties fo:font-size="10pt" fo:font-weight="normal" officeooo:rsid="007c83e9" style:font-size-asian="10pt" style:font-weight-asian="normal" style:font-size-complex="10pt" style:font-weight-complex="normal"/>
    </style:style>
    <style:style style:name="T14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6"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7"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9" style:family="text">
      <style:text-properties fo:font-size="10pt" fo:font-style="italic" officeooo:rsid="002b3161" style:font-size-asian="10pt" style:font-style-asian="italic" style:font-size-complex="10pt" style:font-style-complex="italic"/>
    </style:style>
    <style:style style:name="T150" style:family="text">
      <style:text-properties fo:font-size="10pt" fo:font-style="italic" officeooo:rsid="002f5f1c" style:font-size-asian="10pt" style:font-style-asian="italic" style:font-size-complex="10pt" style:font-style-complex="italic"/>
    </style:style>
    <style:style style:name="T151" style:family="text">
      <style:text-properties fo:font-size="10pt" fo:font-style="italic" officeooo:rsid="003c721c" style:font-size-asian="10pt" style:font-style-asian="italic" style:font-size-complex="10pt" style:font-style-complex="italic"/>
    </style:style>
    <style:style style:name="T152"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3"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4" style:family="text">
      <style:text-properties fo:font-size="10pt" fo:font-style="normal" officeooo:rsid="002b3161" style:font-size-asian="10pt" style:font-style-asian="normal" style:font-size-complex="10pt" style:font-style-complex="normal"/>
    </style:style>
    <style:style style:name="T155" style:family="text">
      <style:text-properties fo:font-size="10pt" fo:font-style="normal" officeooo:rsid="002f5f1c" style:font-size-asian="10pt" style:font-style-asian="normal" style:font-size-complex="10pt" style:font-style-complex="normal"/>
    </style:style>
    <style:style style:name="T156" style:family="text">
      <style:text-properties fo:font-size="10pt" fo:font-style="normal" officeooo:rsid="003c721c" style:font-size-asian="10pt" style:font-style-asian="normal" style:font-size-complex="10pt" style:font-style-complex="normal"/>
    </style:style>
    <style:style style:name="T157" style:family="text">
      <style:text-properties fo:font-size="10pt" fo:font-style="normal" officeooo:rsid="005230b1" style:font-size-asian="10pt" style:font-style-asian="normal" style:font-size-complex="10pt" style:font-style-complex="normal"/>
    </style:style>
    <style:style style:name="T15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0"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2" style:family="text">
      <style:text-properties fo:font-size="10pt" fo:font-weight="bold" style:font-size-asian="10pt" style:font-weight-asian="bold" style:font-size-complex="10pt" style:font-weight-complex="bold"/>
    </style:style>
    <style:style style:name="T163" style:family="text">
      <style:text-properties fo:font-size="10pt" fo:font-weight="bold" officeooo:rsid="005573aa" style:font-size-asian="10pt" style:font-weight-asian="bold" style:font-size-complex="10pt" style:font-weight-complex="bold"/>
    </style:style>
    <style:style style:name="T164" style:family="text">
      <style:text-properties fo:font-size="10pt" fo:font-weight="bold" officeooo:rsid="005624fc" style:font-size-asian="10pt" style:font-weight-asian="bold" style:font-size-complex="10pt" style:font-weight-complex="bold"/>
    </style:style>
    <style:style style:name="T165" style:family="text">
      <style:text-properties fo:font-size="10pt" fo:font-weight="bold" officeooo:rsid="00583110" style:font-size-asian="10pt" style:font-weight-asian="bold" style:font-size-complex="10pt" style:font-weight-complex="bold"/>
    </style:style>
    <style:style style:name="T166" style:family="text">
      <style:text-properties style:font-name="Courier Prime2"/>
    </style:style>
    <style:style style:name="T167"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8"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9"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0" style:family="text">
      <style:text-properties style:font-name="Courier Prime2" fo:font-size="12pt" fo:font-weight="normal" officeooo:rsid="005230b1" style:font-size-asian="12pt" style:font-weight-asian="normal" style:font-size-complex="12pt" style:font-weight-complex="normal"/>
    </style:style>
    <style:style style:name="T171" style:family="text">
      <style:text-properties style:font-name="Courier Prime2" fo:font-size="12pt" fo:font-weight="normal" officeooo:rsid="00d0b308" style:font-size-asian="12pt" style:font-weight-asian="normal" style:font-size-complex="12pt" style:font-weight-complex="normal"/>
    </style:style>
    <style:style style:name="T172" style:family="text">
      <style:text-properties style:font-name="Courier Prime2" fo:font-size="12pt" fo:font-weight="normal" officeooo:rsid="005b19bb" style:font-size-asian="12pt" style:font-weight-asian="normal" style:font-size-complex="12pt" style:font-weight-complex="normal"/>
    </style:style>
    <style:style style:name="T173" style:family="text">
      <style:text-properties style:font-name="Courier Prime2" fo:font-style="normal" style:font-name-asian="Noto Sans CJK SC" style:font-style-asian="normal" style:font-name-complex="Lohit Devanagari" style:font-style-complex="normal"/>
    </style:style>
    <style:style style:name="T174" style:family="text">
      <style:text-properties style:font-name="Courier Prime2" fo:font-style="normal" officeooo:rsid="00c0c969" style:font-name-asian="Noto Sans CJK SC" style:font-style-asian="normal" style:font-name-complex="Lohit Devanagari" style:font-style-complex="normal"/>
    </style:style>
    <style:style style:name="T175" style:family="text">
      <style:text-properties style:font-name="Courier Prime2" fo:font-style="normal" officeooo:rsid="00bcd09b" style:font-name-asian="Noto Sans CJK SC" style:font-style-asian="normal" style:font-name-complex="Lohit Devanagari" style:font-style-complex="normal"/>
    </style:style>
    <style:style style:name="T176" style:family="text">
      <style:text-properties style:font-name="Courier Prime2" fo:font-style="normal" fo:font-weight="normal" style:font-style-asian="normal" style:font-weight-asian="normal" style:font-style-complex="normal" style:font-weight-complex="normal"/>
    </style:style>
    <style:style style:name="T177" style:family="text">
      <style:text-properties style:font-name="Courier Prime2" fo:font-style="normal" fo:font-weight="normal" officeooo:rsid="0047d26a" style:font-style-asian="normal" style:font-weight-asian="normal" style:font-style-complex="normal" style:font-weight-complex="normal"/>
    </style:style>
    <style:style style:name="T178" style:family="text">
      <style:text-properties style:font-name="Courier Prime2" fo:font-style="normal" fo:font-weight="normal" officeooo:rsid="00737495" style:font-style-asian="normal" style:font-weight-asian="normal" style:font-style-complex="normal" style:font-weight-complex="normal"/>
    </style:style>
    <style:style style:name="T179" style:family="text">
      <style:text-properties style:font-name="Courier Prime2" fo:font-style="normal" fo:font-weight="normal" officeooo:rsid="0039d45c" style:font-style-asian="normal" style:font-weight-asian="normal" style:font-style-complex="normal" style:font-weight-complex="normal"/>
    </style:style>
    <style:style style:name="T180" style:family="text">
      <style:text-properties style:font-name="Courier Prime2" fo:font-style="normal" fo:font-weight="normal" officeooo:rsid="006c275d" style:font-style-asian="normal" style:font-weight-asian="normal" style:font-style-complex="normal" style:font-weight-complex="normal"/>
    </style:style>
    <style:style style:name="T181" style:family="text">
      <style:text-properties style:font-name="Courier Prime2" fo:font-style="normal" fo:font-weight="normal" officeooo:rsid="00a10b43" style:font-style-asian="normal" style:font-weight-asian="normal" style:font-style-complex="normal" style:font-weight-complex="normal"/>
    </style:style>
    <style:style style:name="T182" style:family="text">
      <style:text-properties style:font-name="Courier Prime2" fo:font-style="normal" fo:font-weight="normal" officeooo:rsid="004eb6c4" style:font-style-asian="normal" style:font-weight-asian="normal" style:font-style-complex="normal" style:font-weight-complex="normal"/>
    </style:style>
    <style:style style:name="T183" style:family="text">
      <style:text-properties style:font-name="Courier Prime2" fo:font-style="normal" fo:font-weight="normal" officeooo:rsid="002e0144" style:font-style-asian="normal" style:font-weight-asian="normal" style:font-style-complex="normal" style:font-weight-complex="normal"/>
    </style:style>
    <style:style style:name="T184" style:family="text">
      <style:text-properties style:font-name="Courier Prime2" fo:font-style="normal" fo:font-weight="normal" officeooo:rsid="004315fc" style:font-style-asian="normal" style:font-weight-asian="normal" style:font-style-complex="normal" style:font-weight-complex="normal"/>
    </style:style>
    <style:style style:name="T185" style:family="text">
      <style:text-properties style:font-name="Courier Prime2" fo:font-style="normal" fo:font-weight="normal" officeooo:rsid="0053453d" style:font-style-asian="normal" style:font-weight-asian="normal" style:font-style-complex="normal" style:font-weight-complex="normal"/>
    </style:style>
    <style:style style:name="T186" style:family="text">
      <style:text-properties style:font-name="Courier Prime2" fo:font-style="normal" fo:font-weight="normal" officeooo:rsid="006b0313" style:font-style-asian="normal" style:font-weight-asian="normal" style:font-style-complex="normal" style:font-weight-complex="normal"/>
    </style:style>
    <style:style style:name="T187" style:family="text">
      <style:text-properties style:font-name="Courier Prime2" fo:font-style="normal" fo:font-weight="normal" officeooo:rsid="009f9e58" style:font-style-asian="normal" style:font-weight-asian="normal" style:font-style-complex="normal" style:font-weight-complex="normal"/>
    </style:style>
    <style:style style:name="T188" style:family="text">
      <style:text-properties style:font-name="Courier Prime2" fo:font-style="normal" fo:font-weight="normal" officeooo:rsid="00a31cfd" style:font-style-asian="normal" style:font-weight-asian="normal" style:font-style-complex="normal" style:font-weight-complex="normal"/>
    </style:style>
    <style:style style:name="T189" style:family="text">
      <style:text-properties style:font-name="Courier Prime2" fo:font-size="10pt" fo:font-weight="bold" officeooo:rsid="005573aa" style:font-size-asian="10pt" style:font-weight-asian="bold" style:font-size-complex="10pt" style:font-weight-complex="bold"/>
    </style:style>
    <style:style style:name="T190" style:family="text">
      <style:text-properties style:font-name="Courier Prime2" fo:font-size="10pt" fo:font-weight="bold" officeooo:rsid="00460cf5" style:font-size-asian="10pt" style:font-weight-asian="bold" style:font-size-complex="10pt" style:font-weight-complex="bold"/>
    </style:style>
    <style:style style:name="T191"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4" style:family="text">
      <style:text-properties style:font-name="Courier Prime2" fo:font-size="10pt" fo:font-weight="normal" officeooo:rsid="00460cf5" style:font-size-asian="10pt" style:font-weight-asian="normal" style:font-size-complex="10pt" style:font-weight-complex="normal"/>
    </style:style>
    <style:style style:name="T195" style:family="text">
      <style:text-properties style:font-name="Courier Prime2" fo:font-size="10pt" fo:font-weight="normal" officeooo:rsid="001bab54" style:font-size-asian="10pt" style:font-weight-asian="normal" style:font-size-complex="10pt" style:font-weight-complex="normal"/>
    </style:style>
    <style:style style:name="T196" style:family="text">
      <style:text-properties style:font-name="Courier Prime2" fo:font-size="10pt" fo:font-weight="normal" officeooo:rsid="0012da7e" style:font-size-asian="10pt" style:font-weight-asian="normal" style:font-size-complex="10pt" style:font-weight-complex="normal"/>
    </style:style>
    <style:style style:name="T197" style:family="text">
      <style:text-properties style:font-name="Courier Prime2" fo:font-size="10pt" fo:font-weight="normal" officeooo:rsid="0019bd9a" style:font-size-asian="10pt" style:font-weight-asian="normal" style:font-size-complex="10pt" style:font-weight-complex="normal"/>
    </style:style>
    <style:style style:name="T198" style:family="text">
      <style:text-properties style:font-name="Courier Prime2" fo:font-size="10pt" fo:font-weight="normal" officeooo:rsid="0017cac9" style:font-size-asian="10pt" style:font-weight-asian="normal" style:font-size-complex="10pt" style:font-weight-complex="normal"/>
    </style:style>
    <style:style style:name="T199" style:family="text">
      <style:text-properties style:font-name="Courier Prime2" fo:font-size="10pt" fo:font-weight="normal" officeooo:rsid="002f5f1c" style:font-size-asian="10pt" style:font-weight-asian="normal" style:font-size-complex="10pt" style:font-weight-complex="normal"/>
    </style:style>
    <style:style style:name="T200" style:family="text">
      <style:text-properties style:font-name="Courier Prime2" fo:font-size="10pt" fo:font-weight="normal" officeooo:rsid="00878524" style:font-size-asian="10pt" style:font-weight-asian="normal" style:font-size-complex="10pt" style:font-weight-complex="normal"/>
    </style:style>
    <style:style style:name="T201" style:family="text">
      <style:text-properties style:font-name="Courier Prime2" fo:font-size="10pt" fo:font-weight="normal" officeooo:rsid="005573aa" style:font-size-asian="10pt" style:font-weight-asian="normal" style:font-size-complex="10pt" style:font-weight-complex="normal"/>
    </style:style>
    <style:style style:name="T202" style:family="text">
      <style:text-properties style:font-name="Courier Prime2" fo:font-size="10pt" fo:font-weight="normal" officeooo:rsid="00b849f8" style:font-size-asian="10pt" style:font-weight-asian="normal" style:font-size-complex="10pt" style:font-weight-complex="normal"/>
    </style:style>
    <style:style style:name="T203" style:family="text">
      <style:text-properties style:font-name="Courier Prime2" fo:font-size="10pt" fo:font-weight="normal" officeooo:rsid="00b8e58b" style:font-size-asian="10pt" style:font-weight-asian="normal" style:font-size-complex="10pt" style:font-weight-complex="normal"/>
    </style:style>
    <style:style style:name="T204" style:family="text">
      <style:text-properties style:font-name="Courier Prime2" fo:font-size="10pt" fo:font-weight="normal" officeooo:rsid="0024099b" style:font-size-asian="10pt" style:font-weight-asian="normal" style:font-size-complex="10pt" style:font-weight-complex="normal"/>
    </style:style>
    <style:style style:name="T205" style:family="text">
      <style:text-properties style:font-name="Courier Prime2" fo:font-size="10pt" fo:font-weight="normal" officeooo:rsid="00a612d6" style:font-size-asian="10pt" style:font-weight-asian="normal" style:font-size-complex="10pt" style:font-weight-complex="normal"/>
    </style:style>
    <style:style style:name="T206" style:family="text">
      <style:text-properties style:font-name="Courier Prime2" fo:font-size="10pt" fo:font-weight="normal" officeooo:rsid="005624fc" style:font-size-asian="10pt" style:font-weight-asian="normal" style:font-size-complex="10pt" style:font-weight-complex="normal"/>
    </style:style>
    <style:style style:name="T207" style:family="text">
      <style:text-properties style:font-name="Courier Prime2" fo:font-size="10pt" fo:font-weight="normal" officeooo:rsid="00583110" style:font-size-asian="10pt" style:font-weight-asian="normal" style:font-size-complex="10pt" style:font-weight-complex="normal"/>
    </style:style>
    <style:style style:name="T208" style:family="text">
      <style:text-properties style:font-name="Courier Prime2" fo:font-size="10pt" fo:font-weight="normal" officeooo:rsid="00570cc6" style:font-size-asian="10pt" style:font-weight-asian="normal" style:font-size-complex="10pt" style:font-weight-complex="normal"/>
    </style:style>
    <style:style style:name="T209" style:family="text">
      <style:text-properties style:font-name="Courier Prime2" fo:font-size="10pt" fo:font-weight="normal" officeooo:rsid="007c83e9" style:font-size-asian="10pt" style:font-weight-asian="normal" style:font-size-complex="10pt" style:font-weight-complex="normal"/>
    </style:style>
    <style:style style:name="T210" style:family="text">
      <style:text-properties style:font-name="Courier Prime2" fo:font-size="10pt" fo:font-weight="normal" officeooo:rsid="00203c53" style:font-size-asian="10pt" style:font-weight-asian="normal" style:font-size-complex="10pt" style:font-weight-complex="normal"/>
    </style:style>
    <style:style style:name="T211" style:family="text">
      <style:text-properties style:font-name="Courier Prime2" fo:font-size="10pt" fo:font-weight="normal" officeooo:rsid="00550506" style:font-size-asian="10pt" style:font-weight-asian="normal" style:font-size-complex="10pt" style:font-weight-complex="normal"/>
    </style:style>
    <style:style style:name="T212" style:family="text">
      <style:text-properties style:font-name="Courier Prime2" fo:font-size="10pt" fo:font-weight="normal" officeooo:rsid="00ac8635" style:font-size-asian="10pt" style:font-weight-asian="normal" style:font-size-complex="10pt" style:font-weight-complex="normal"/>
    </style:style>
    <style:style style:name="T213" style:family="text">
      <style:text-properties style:font-name="Courier Prime2" fo:font-size="10pt" fo:font-weight="normal" officeooo:rsid="00887113" style:font-size-asian="10pt" style:font-weight-asian="normal" style:font-size-complex="10pt" style:font-weight-complex="normal"/>
    </style:style>
    <style:style style:name="T214" style:family="text">
      <style:text-properties style:font-name="Courier Prime2" fo:font-size="10pt" fo:font-weight="normal" officeooo:rsid="002159ae" style:font-size-asian="10pt" style:font-weight-asian="normal" style:font-size-complex="10pt" style:font-weight-complex="normal"/>
    </style:style>
    <style:style style:name="T215" style:family="text">
      <style:text-properties style:font-name="Courier Prime2" fo:font-size="10pt" fo:font-weight="normal" officeooo:rsid="003336e7" style:font-size-asian="10pt" style:font-weight-asian="normal" style:font-size-complex="10pt" style:font-weight-complex="normal"/>
    </style:style>
    <style:style style:name="T216" style:family="text">
      <style:text-properties style:font-name="Courier Prime2" fo:font-size="10pt" fo:font-weight="normal" officeooo:rsid="0035ea65" style:font-size-asian="10pt" style:font-weight-asian="normal" style:font-size-complex="10pt" style:font-weight-complex="normal"/>
    </style:style>
    <style:style style:name="T217" style:family="text">
      <style:text-properties style:font-name="Courier Prime2" fo:font-size="10pt" fo:font-weight="normal" officeooo:rsid="00364384" style:font-size-asian="10pt" style:font-weight-asian="normal" style:font-size-complex="10pt" style:font-weight-complex="normal"/>
    </style:style>
    <style:style style:name="T218" style:family="text">
      <style:text-properties style:font-name="Courier Prime2" fo:font-size="10pt" fo:font-weight="normal" officeooo:rsid="003fbfe7" style:font-size-asian="10pt" style:font-weight-asian="normal" style:font-size-complex="10pt" style:font-weight-complex="normal"/>
    </style:style>
    <style:style style:name="T219" style:family="text">
      <style:text-properties style:font-name="Courier Prime2" fo:font-size="10pt" fo:font-weight="normal" officeooo:rsid="009f9e58" style:font-size-asian="10pt" style:font-weight-asian="normal" style:font-size-complex="10pt" style:font-weight-complex="normal"/>
    </style:style>
    <style:style style:name="T220" style:family="text">
      <style:text-properties style:font-name="Courier Prime2" fo:font-size="10pt" fo:font-weight="normal" officeooo:rsid="00ae4d8e" style:font-size-asian="10pt" style:font-weight-asian="normal" style:font-size-complex="10pt" style:font-weight-complex="normal"/>
    </style:style>
    <style:style style:name="T221" style:family="text">
      <style:text-properties style:font-name="Courier Prime2" fo:font-size="10pt" fo:font-weight="normal" officeooo:rsid="005c05f9" style:font-size-asian="10pt" style:font-weight-asian="normal" style:font-size-complex="10pt" style:font-weight-complex="normal"/>
    </style:style>
    <style:style style:name="T222" style:family="text">
      <style:text-properties style:font-name="Courier Prime2" fo:font-size="10pt" fo:font-weight="normal" officeooo:rsid="00d0b308" style:font-size-asian="10pt" style:font-weight-asian="normal" style:font-size-complex="10pt" style:font-weight-complex="normal"/>
    </style:style>
    <style:style style:name="T223" style:family="text">
      <style:text-properties style:font-name="Courier Prime2" fo:font-size="10pt" fo:font-weight="normal" officeooo:rsid="0064b6a7" style:font-size-asian="10pt" style:font-weight-asian="normal" style:font-size-complex="10pt" style:font-weight-complex="normal"/>
    </style:style>
    <style:style style:name="T224" style:family="text">
      <style:text-properties style:font-name="Courier Prime2" fo:font-weight="normal" style:font-weight-asian="normal" style:font-weight-complex="normal"/>
    </style:style>
    <style:style style:name="T225" style:family="text">
      <style:text-properties style:font-name="Courier Prime2" fo:font-weight="normal" officeooo:rsid="00460cf5" style:font-weight-asian="normal" style:font-weight-complex="normal"/>
    </style:style>
    <style:style style:name="T226" style:family="text">
      <style:text-properties style:font-name="Courier Prime2" fo:font-weight="normal" officeooo:rsid="0039d45c" style:font-weight-asian="normal" style:font-weight-complex="normal"/>
    </style:style>
    <style:style style:name="T227" style:family="text">
      <style:text-properties style:font-name="Courier Prime2" fo:font-weight="normal" officeooo:rsid="002b3161" style:font-weight-asian="normal" style:font-weight-complex="normal"/>
    </style:style>
    <style:style style:name="T228" style:family="text">
      <style:text-properties style:font-name="Courier Prime2" fo:font-weight="normal" officeooo:rsid="00872b38" style:font-weight-asian="normal" style:font-weight-complex="normal"/>
    </style:style>
    <style:style style:name="T229" style:family="text">
      <style:text-properties style:font-name="Courier Prime2" fo:font-weight="normal" officeooo:rsid="0060a943" style:font-weight-asian="normal" style:font-weight-complex="normal"/>
    </style:style>
    <style:style style:name="T230" style:family="text">
      <style:text-properties style:font-name="Courier Prime2" fo:font-weight="normal" officeooo:rsid="0061aa1a" style:font-weight-asian="normal" style:font-weight-complex="normal"/>
    </style:style>
    <style:style style:name="T231" style:family="text">
      <style:text-properties style:font-name="Courier Prime2" fo:font-weight="normal" officeooo:rsid="00d2d515" style:font-weight-asian="normal" style:font-weight-complex="normal"/>
    </style:style>
    <style:style style:name="T23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3" style:family="text">
      <style:text-properties style:font-name="Courier Prime2" fo:language="en" fo:country="US" fo:font-style="normal" fo:font-weight="normal" style:font-style-asian="normal" style:font-weight-asian="normal" style:font-style-complex="normal" style:font-weight-complex="normal"/>
    </style:style>
    <style:style style:name="T234"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5"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36"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37"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38" style:family="text">
      <style:text-properties officeooo:rsid="006da14b"/>
    </style:style>
    <style:style style:name="T239" style:family="text">
      <style:text-properties officeooo:rsid="002c8c82"/>
    </style:style>
    <style:style style:name="T240" style:family="text">
      <style:text-properties officeooo:rsid="002b3161"/>
    </style:style>
    <style:style style:name="T241" style:family="text">
      <style:text-properties officeooo:rsid="00872b38"/>
    </style:style>
    <style:style style:name="T242" style:family="text">
      <style:text-properties style:font-name="Aerial" fo:font-size="10pt" officeooo:rsid="002159ae" style:font-size-asian="10pt" style:font-size-complex="10pt"/>
    </style:style>
    <style:style style:name="T243" style:family="text">
      <style:text-properties style:font-name="Aerial" fo:font-size="10pt" officeooo:rsid="003336e7" style:font-size-asian="10pt" style:font-size-complex="10pt"/>
    </style:style>
    <style:style style:name="T244" style:family="text">
      <style:text-properties style:font-name="Aerial" fo:font-size="10pt" officeooo:rsid="0035ea65" style:font-size-asian="10pt" style:font-size-complex="10pt"/>
    </style:style>
    <style:style style:name="T245" style:family="text">
      <style:text-properties style:font-name="Aerial" fo:font-size="10pt" officeooo:rsid="00203c53" style:font-size-asian="10pt" style:font-size-complex="10pt"/>
    </style:style>
    <style:style style:name="T246" style:family="text">
      <style:text-properties style:font-name="Aerial" fo:font-size="10pt" officeooo:rsid="00550506" style:font-size-asian="10pt" style:font-size-complex="10pt"/>
    </style:style>
    <style:style style:name="T247" style:family="text">
      <style:text-properties style:font-name="Aerial" fo:font-size="10pt" officeooo:rsid="009f9e58" style:font-size-asian="10pt" style:font-size-complex="10pt"/>
    </style:style>
    <style:style style:name="T248" style:family="text">
      <style:text-properties style:font-name="Aerial" fo:font-size="10pt" officeooo:rsid="00a22024" style:font-size-asian="10pt" style:font-size-complex="10pt"/>
    </style:style>
    <style:style style:name="T249" style:family="text">
      <style:text-properties style:font-name="Aerial" fo:font-size="10pt" officeooo:rsid="005573aa" style:font-size-asian="10pt" style:font-size-complex="10pt"/>
    </style:style>
    <style:style style:name="T250" style:family="text">
      <style:text-properties style:font-name="Aerial" fo:font-size="10pt" officeooo:rsid="00a612d6" style:font-size-asian="10pt" style:font-size-complex="10pt"/>
    </style:style>
    <style:style style:name="T251" style:family="text">
      <style:text-properties style:font-name="Aerial" fo:font-size="10pt" officeooo:rsid="00431be9" style:font-size-asian="10pt" style:font-size-complex="10pt"/>
    </style:style>
    <style:style style:name="T252" style:family="text">
      <style:text-properties style:font-name="Aerial" fo:font-size="10pt" officeooo:rsid="00b2e5e8" style:font-size-asian="10pt" style:font-size-complex="10pt"/>
    </style:style>
    <style:style style:name="T253" style:family="text">
      <style:text-properties style:font-name="Aerial" fo:font-size="10pt" officeooo:rsid="00b39efa" style:font-size-asian="10pt" style:font-size-complex="10pt"/>
    </style:style>
    <style:style style:name="T254" style:family="text">
      <style:text-properties style:font-name="Aerial" fo:font-size="10pt" officeooo:rsid="0024099b" style:font-size-asian="10pt" style:font-size-complex="10pt"/>
    </style:style>
    <style:style style:name="T255" style:family="text">
      <style:text-properties style:font-name="Aerial" fo:font-size="10pt" officeooo:rsid="00b849f8" style:font-size-asian="10pt" style:font-size-complex="10pt"/>
    </style:style>
    <style:style style:name="T256" style:family="text">
      <style:text-properties style:font-name="Aerial" fo:font-size="10pt" officeooo:rsid="00cda5d1" style:font-size-asian="10pt" style:font-size-complex="10pt"/>
    </style:style>
    <style:style style:name="T257" style:family="text">
      <style:text-properties style:font-name="Aerial" fo:font-size="10pt" officeooo:rsid="00d7aae8" style:font-size-asian="10pt" style:font-size-complex="10pt"/>
    </style:style>
    <style:style style:name="T258" style:family="text">
      <style:text-properties style:font-name="Aerial" fo:font-size="10pt" officeooo:rsid="00cfd516" style:font-size-asian="10pt" style:font-size-complex="10pt"/>
    </style:style>
    <style:style style:name="T259" style:family="text">
      <style:text-properties style:font-name="Aerial" fo:font-size="10pt" officeooo:rsid="00d90787" style:font-size-asian="10pt" style:font-size-complex="10pt"/>
    </style:style>
    <style:style style:name="T260" style:family="text">
      <style:text-properties style:font-name="Aerial" fo:font-size="10pt" fo:font-weight="normal" officeooo:rsid="0035ea65" style:font-size-asian="10pt" style:font-weight-asian="normal" style:font-size-complex="10pt" style:font-weight-complex="normal"/>
    </style:style>
    <style:style style:name="T261" style:family="text">
      <style:text-properties style:font-name="Aerial" fo:font-size="10pt" fo:font-weight="normal" officeooo:rsid="00364384" style:font-size-asian="10pt" style:font-weight-asian="normal" style:font-size-complex="10pt" style:font-weight-complex="normal"/>
    </style:style>
    <style:style style:name="T262" style:family="text">
      <style:text-properties style:font-name="Aerial" fo:font-size="10pt" fo:font-weight="normal" officeooo:rsid="003fbfe7" style:font-size-asian="10pt" style:font-weight-asian="normal" style:font-size-complex="10pt" style:font-weight-complex="normal"/>
    </style:style>
    <style:style style:name="T263" style:family="text">
      <style:text-properties style:font-name="Aerial" fo:font-size="10pt" fo:font-weight="normal" officeooo:rsid="0037cde3" style:font-size-asian="10pt" style:font-weight-asian="normal" style:font-size-complex="10pt" style:font-weight-complex="normal"/>
    </style:style>
    <style:style style:name="T264" style:family="text">
      <style:text-properties style:font-name="Aerial" fo:font-size="10pt" fo:font-weight="normal" officeooo:rsid="00887113" style:font-size-asian="10pt" style:font-weight-asian="normal" style:font-size-complex="10pt" style:font-weight-complex="normal"/>
    </style:style>
    <style:style style:name="T265" style:family="text">
      <style:text-properties style:font-name="Aerial" fo:font-size="10pt" fo:font-weight="normal" officeooo:rsid="00460cf5" style:font-size-asian="10pt" style:font-weight-asian="normal" style:font-size-complex="10pt" style:font-weight-complex="normal"/>
    </style:style>
    <style:style style:name="T266" style:family="text">
      <style:text-properties style:font-name="Aerial" fo:font-size="10pt" fo:font-weight="normal" officeooo:rsid="004f6bbd" style:font-size-asian="10pt" style:font-weight-asian="normal" style:font-size-complex="10pt" style:font-weight-complex="normal"/>
    </style:style>
    <style:style style:name="T267" style:family="text">
      <style:text-properties style:font-name="Aerial" fo:font-size="10pt" fo:font-weight="normal" officeooo:rsid="00550506" style:font-size-asian="10pt" style:font-weight-asian="normal" style:font-size-complex="10pt" style:font-weight-complex="normal"/>
    </style:style>
    <style:style style:name="T268" style:family="text">
      <style:text-properties style:font-name="Aerial" fo:font-size="10pt" fo:font-weight="normal" officeooo:rsid="00ac8635" style:font-size-asian="10pt" style:font-weight-asian="normal" style:font-size-complex="10pt" style:font-weight-complex="normal"/>
    </style:style>
    <style:style style:name="T269" style:family="text">
      <style:text-properties style:font-name="Aerial" fo:font-size="10pt" fo:font-weight="normal" officeooo:rsid="00b2e5e8" style:font-size-asian="10pt" style:font-weight-asian="normal" style:font-size-complex="10pt" style:font-weight-complex="normal"/>
    </style:style>
    <style:style style:name="T270" style:family="text">
      <style:text-properties style:font-name="Aerial" fo:font-size="10pt" fo:font-weight="normal" officeooo:rsid="00b849f8" style:font-size-asian="10pt" style:font-weight-asian="normal" style:font-size-complex="10pt" style:font-weight-complex="normal"/>
    </style:style>
    <style:style style:name="T271" style:family="text">
      <style:text-properties style:font-name="Aerial" fo:font-size="10pt" fo:font-weight="normal" officeooo:rsid="00b8e58b" style:font-size-asian="10pt" style:font-weight-asian="normal" style:font-size-complex="10pt" style:font-weight-complex="normal"/>
    </style:style>
    <style:style style:name="T272" style:family="text">
      <style:text-properties style:font-name="Aerial" fo:font-size="10pt" fo:font-weight="normal" officeooo:rsid="00a612d6" style:font-size-asian="10pt" style:font-weight-asian="normal" style:font-size-complex="10pt" style:font-weight-complex="normal"/>
    </style:style>
    <style:style style:name="T273" style:family="text">
      <style:text-properties style:font-name="Aerial" fo:font-size="10pt" fo:font-weight="normal" officeooo:rsid="005624fc" style:font-size-asian="10pt" style:font-weight-asian="normal" style:font-size-complex="10pt" style:font-weight-complex="normal"/>
    </style:style>
    <style:style style:name="T274" style:family="text">
      <style:text-properties style:font-name="Aerial" fo:font-size="10pt" fo:font-weight="normal" officeooo:rsid="00d0b308" style:font-size-asian="10pt" style:font-weight-asian="normal" style:font-size-complex="10pt" style:font-weight-complex="normal"/>
    </style:style>
    <style:style style:name="T275" style:family="text">
      <style:text-properties style:font-name="Aerial" fo:font-size="10pt" fo:font-weight="normal" officeooo:rsid="005b1935" style:font-size-asian="10pt" style:font-weight-asian="normal" style:font-size-complex="10pt" style:font-weight-complex="normal"/>
    </style:style>
    <style:style style:name="T276" style:family="text">
      <style:text-properties style:font-name="Aerial" fo:font-size="10pt" fo:font-weight="normal" officeooo:rsid="005c05f9" style:font-size-asian="10pt" style:font-weight-asian="normal" style:font-size-complex="10pt" style:font-weight-complex="normal"/>
    </style:style>
    <style:style style:name="T277" style:family="text">
      <style:text-properties style:font-name="Aerial" fo:font-size="10pt" fo:font-weight="normal" officeooo:rsid="0064b6a7" style:font-size-asian="10pt" style:font-weight-asian="normal" style:font-size-complex="10pt" style:font-weight-complex="normal"/>
    </style:style>
    <style:style style:name="T278" style:family="text">
      <style:text-properties style:font-name="Aerial" fo:font-size="10pt" fo:font-weight="normal" officeooo:rsid="00d7aae8" style:font-size-asian="10pt" style:font-weight-asian="normal" style:font-size-complex="10pt" style:font-weight-complex="normal"/>
    </style:style>
    <style:style style:name="T279" style:family="text">
      <style:text-properties style:font-name="Aerial" fo:font-size="10pt" fo:font-weight="bold" officeooo:rsid="00460cf5" style:font-size-asian="10pt" style:font-weight-asian="bold" style:font-size-complex="10pt" style:font-weight-complex="bold"/>
    </style:style>
    <style:style style:name="T280" style:family="text">
      <style:text-properties style:font-name="Aerial" fo:font-size="10pt" fo:font-weight="bold" officeooo:rsid="004f6bbd" style:font-size-asian="10pt" style:font-weight-asian="bold" style:font-size-complex="10pt" style:font-weight-complex="bold"/>
    </style:style>
    <style:style style:name="T281" style:family="text">
      <style:text-properties style:font-name="Aerial" fo:font-size="10pt" fo:font-weight="bold" officeooo:rsid="00550506" style:font-size-asian="10pt" style:font-weight-asian="bold" style:font-size-complex="10pt" style:font-weight-complex="bold"/>
    </style:style>
    <style:style style:name="T282" style:family="text">
      <style:text-properties style:font-name="Aerial" fo:font-size="10pt" fo:font-weight="bold" officeooo:rsid="00887113" style:font-size-asian="10pt" style:font-weight-asian="bold" style:font-size-complex="10pt" style:font-weight-complex="bold"/>
    </style:style>
    <style:style style:name="T283" style:family="text">
      <style:text-properties style:font-name="Aerial" fo:font-size="10pt" fo:font-weight="bold" officeooo:rsid="00b39efa" style:font-size-asian="10pt" style:font-weight-asian="bold" style:font-size-complex="10pt" style:font-weight-complex="bold"/>
    </style:style>
    <style:style style:name="T284" style:family="text">
      <style:text-properties style:font-name="Aerial" fo:font-size="10pt" fo:font-weight="bold" officeooo:rsid="00b849f8" style:font-size-asian="10pt" style:font-weight-asian="bold" style:font-size-complex="10pt" style:font-weight-complex="bold"/>
    </style:style>
    <style:style style:name="T285" style:family="text">
      <style:text-properties style:font-name="Aerial" fo:font-size="10pt" fo:font-weight="bold" officeooo:rsid="00caa752" style:font-size-asian="10pt" style:font-weight-asian="bold" style:font-size-complex="10pt" style:font-weight-complex="bold"/>
    </style:style>
    <style:style style:name="T286" style:family="text">
      <style:text-properties style:font-name="Aerial" fo:font-size="10pt" fo:font-weight="bold" officeooo:rsid="00cac32f" style:font-size-asian="10pt" style:font-weight-asian="bold" style:font-size-complex="10pt" style:font-weight-complex="bold"/>
    </style:style>
    <style:style style:name="T287" style:family="text">
      <style:text-properties style:font-name="Aerial" fo:font-size="10pt" fo:font-style="italic" officeooo:rsid="009603e5" style:font-size-asian="10pt" style:font-style-asian="italic" style:font-size-complex="10pt" style:font-style-complex="italic"/>
    </style:style>
    <style:style style:name="T288" style:family="text">
      <style:text-properties style:font-name="Aerial" fo:font-size="10pt" fo:font-style="italic" officeooo:rsid="009f9e58" style:font-size-asian="10pt" style:font-style-asian="italic" style:font-size-complex="10pt" style:font-style-complex="italic"/>
    </style:style>
    <style:style style:name="T289" style:family="text">
      <style:text-properties style:font-name="Aerial" fo:font-size="10pt" fo:font-style="italic" officeooo:rsid="005573aa" style:font-size-asian="10pt" style:font-style-asian="italic" style:font-size-complex="10pt" style:font-style-complex="italic"/>
    </style:style>
    <style:style style:name="T290" style:family="text">
      <style:text-properties style:font-name="Aerial" fo:font-size="10pt" fo:font-style="italic" officeooo:rsid="00a22024" style:font-size-asian="10pt" style:font-style-asian="italic" style:font-size-complex="10pt" style:font-style-complex="italic"/>
    </style:style>
    <style:style style:name="T291"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2"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293" style:family="text">
      <style:text-properties style:font-name="Aerial" fo:font-size="10pt" fo:font-style="normal" officeooo:rsid="009f9e58" style:font-size-asian="10pt" style:font-style-asian="normal" style:font-size-complex="10pt" style:font-style-complex="normal"/>
    </style:style>
    <style:style style:name="T294"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95"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96"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97"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298" style:family="text">
      <style:text-properties style:font-name="Aerial" fo:language="en" fo:country="US" fo:font-style="normal" fo:font-weight="normal" style:font-style-asian="normal" style:font-weight-asian="normal" style:font-style-complex="normal" style:font-weight-complex="normal"/>
    </style:style>
    <style:style style:name="T299"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0"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1"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2"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3"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04"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05"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06"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07" style:family="text">
      <style:text-properties style:font-name="Aerial" fo:language="en" fo:country="US" fo:font-style="normal" fo:font-weight="bold" officeooo:rsid="008c773d" style:font-style-asian="normal" style:font-weight-asian="bold" style:font-style-complex="normal" style:font-weight-complex="bold"/>
    </style:style>
    <style:style style:name="T308" style:family="text">
      <style:text-properties style:font-name="Aerial" fo:language="en" fo:country="US" fo:font-style="normal" fo:font-weight="bold" officeooo:rsid="008ec8a7" style:font-style-asian="normal" style:font-weight-asian="bold" style:font-style-complex="normal" style:font-weight-complex="bold"/>
    </style:style>
    <style:style style:name="T309" style:family="text">
      <style:text-properties style:font-name="Aerial" fo:language="en" fo:country="US" fo:font-style="normal" fo:font-weight="bold" officeooo:rsid="00c4a803" style:font-style-asian="normal" style:font-weight-asian="bold" style:font-style-complex="normal" style:font-weight-complex="bold"/>
    </style:style>
    <style:style style:name="T310" style:family="text">
      <style:text-properties style:font-name="Aerial" fo:language="en" fo:country="US" fo:font-style="italic" fo:font-weight="normal" style:font-style-asian="italic" style:font-weight-asian="normal" style:font-style-complex="italic" style:font-weight-complex="normal"/>
    </style:style>
    <style:style style:name="T311"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12"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3"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14" style:family="text">
      <style:text-properties style:font-name="Aerial" fo:font-style="normal" fo:font-weight="bold" officeooo:rsid="002af4ae" style:font-style-asian="normal" style:font-weight-asian="bold" style:font-style-complex="normal" style:font-weight-complex="bold"/>
    </style:style>
    <style:style style:name="T315" style:family="text">
      <style:text-properties style:font-name="Aerial" fo:font-style="normal" fo:font-weight="bold" officeooo:rsid="00945ee9" style:font-style-asian="normal" style:font-weight-asian="bold" style:font-style-complex="normal" style:font-weight-complex="bold"/>
    </style:style>
    <style:style style:name="T316" style:family="text">
      <style:text-properties style:font-name="Aerial" fo:font-style="normal" fo:font-weight="bold" officeooo:rsid="009603e5" style:font-style-asian="normal" style:font-weight-asian="bold" style:font-style-complex="normal" style:font-weight-complex="bold"/>
    </style:style>
    <style:style style:name="T317" style:family="text">
      <style:text-properties style:font-name="Aerial" fo:font-style="normal" fo:font-weight="bold" officeooo:rsid="002e0144" style:font-style-asian="normal" style:font-weight-asian="bold" style:font-style-complex="normal" style:font-weight-complex="bold"/>
    </style:style>
    <style:style style:name="T318" style:family="text">
      <style:text-properties style:font-name="Aerial" fo:font-style="normal" fo:font-weight="bold" officeooo:rsid="004315fc" style:font-style-asian="normal" style:font-weight-asian="bold" style:font-style-complex="normal" style:font-weight-complex="bold"/>
    </style:style>
    <style:style style:name="T319" style:family="text">
      <style:text-properties style:font-name="Aerial" fo:font-style="normal" fo:font-weight="bold" officeooo:rsid="0053453d" style:font-style-asian="normal" style:font-weight-asian="bold" style:font-style-complex="normal" style:font-weight-complex="bold"/>
    </style:style>
    <style:style style:name="T320"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1"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22" style:family="text">
      <style:text-properties style:font-name="Aerial" fo:font-style="normal" fo:font-weight="normal" officeooo:rsid="00945ee9" style:font-style-asian="normal" style:font-weight-asian="normal" style:font-style-complex="normal" style:font-weight-complex="normal"/>
    </style:style>
    <style:style style:name="T323" style:family="text">
      <style:text-properties style:font-name="Aerial" fo:font-style="normal" fo:font-weight="normal" officeooo:rsid="009603e5" style:font-style-asian="normal" style:font-weight-asian="normal" style:font-style-complex="normal" style:font-weight-complex="normal"/>
    </style:style>
    <style:style style:name="T324" style:family="text">
      <style:text-properties style:font-name="Aerial" fo:font-style="normal" fo:font-weight="normal" officeooo:rsid="002e0144" style:font-style-asian="normal" style:font-weight-asian="normal" style:font-style-complex="normal" style:font-weight-complex="normal"/>
    </style:style>
    <style:style style:name="T325" style:family="text">
      <style:text-properties style:font-name="Aerial" fo:font-style="normal" fo:font-weight="normal" officeooo:rsid="009f9e58" style:font-style-asian="normal" style:font-weight-asian="normal" style:font-style-complex="normal" style:font-weight-complex="normal"/>
    </style:style>
    <style:style style:name="T326" style:family="text">
      <style:text-properties style:font-name="Aerial" fo:font-style="normal" fo:font-weight="normal" officeooo:rsid="004315fc" style:font-style-asian="normal" style:font-weight-asian="normal" style:font-style-complex="normal" style:font-weight-complex="normal"/>
    </style:style>
    <style:style style:name="T327" style:family="text">
      <style:text-properties style:font-name="Aerial" fo:font-style="normal" fo:font-weight="normal" officeooo:rsid="0053453d" style:font-style-asian="normal" style:font-weight-asian="normal" style:font-style-complex="normal" style:font-weight-complex="normal"/>
    </style:style>
    <style:style style:name="T328" style:family="text">
      <style:text-properties style:font-name="Aerial" fo:font-style="normal" fo:font-weight="normal" officeooo:rsid="006b0313" style:font-style-asian="normal" style:font-weight-asian="normal" style:font-style-complex="normal" style:font-weight-complex="normal"/>
    </style:style>
    <style:style style:name="T329" style:family="text">
      <style:text-properties style:font-name="Aerial" fo:font-style="normal" fo:font-weight="normal" officeooo:rsid="0039d45c" style:font-style-asian="normal" style:font-weight-asian="normal" style:font-style-complex="normal" style:font-weight-complex="normal"/>
    </style:style>
    <style:style style:name="T330" style:family="text">
      <style:text-properties style:font-name="Aerial" fo:font-style="normal" fo:font-weight="normal" officeooo:rsid="009087b5" style:font-style-asian="normal" style:font-weight-asian="normal" style:font-style-complex="normal" style:font-weight-complex="normal"/>
    </style:style>
    <style:style style:name="T331" style:family="text">
      <style:text-properties style:font-name="Aerial" fo:font-style="normal" fo:font-weight="normal" officeooo:rsid="006c275d" style:font-style-asian="normal" style:font-weight-asian="normal" style:font-style-complex="normal" style:font-weight-complex="normal"/>
    </style:style>
    <style:style style:name="T332" style:family="text">
      <style:text-properties style:font-name="Aerial" fo:font-style="normal" fo:font-weight="normal" officeooo:rsid="00a10b43" style:font-style-asian="normal" style:font-weight-asian="normal" style:font-style-complex="normal" style:font-weight-complex="normal"/>
    </style:style>
    <style:style style:name="T333" style:family="text">
      <style:text-properties style:font-name="Aerial" fo:font-style="normal" fo:font-weight="normal" officeooo:rsid="00a31cfd" style:font-style-asian="normal" style:font-weight-asian="normal" style:font-style-complex="normal" style:font-weight-complex="normal"/>
    </style:style>
    <style:style style:name="T334" style:family="text">
      <style:text-properties style:font-name="Aerial" fo:font-style="normal" style:font-style-asian="normal" style:font-style-complex="normal"/>
    </style:style>
    <style:style style:name="T335" style:family="text">
      <style:text-properties style:font-name="Aerial" fo:font-style="normal" officeooo:rsid="002e0144" style:font-style-asian="normal" style:font-style-complex="normal"/>
    </style:style>
    <style:style style:name="T336" style:family="text">
      <style:text-properties style:font-name="Aerial" fo:font-style="normal" style:font-name-asian="Noto Sans CJK SC" style:font-style-asian="normal" style:font-name-complex="Lohit Devanagari" style:font-style-complex="normal"/>
    </style:style>
    <style:style style:name="T337" style:family="text">
      <style:text-properties style:font-name="Aerial" fo:font-style="normal" officeooo:rsid="002af4ae" style:font-name-asian="Noto Sans CJK SC" style:font-style-asian="normal" style:font-name-complex="Lohit Devanagari" style:font-style-complex="normal"/>
    </style:style>
    <style:style style:name="T338" style:family="text">
      <style:text-properties style:font-name="Aerial" fo:font-style="normal" officeooo:rsid="00bcd09b" style:font-name-asian="Noto Sans CJK SC" style:font-style-asian="normal" style:font-name-complex="Lohit Devanagari" style:font-style-complex="normal"/>
    </style:style>
    <style:style style:name="T339" style:family="text">
      <style:text-properties style:font-name="Aerial" fo:font-style="normal" officeooo:rsid="00c0c969" style:font-name-asian="Noto Sans CJK SC" style:font-style-asian="normal" style:font-name-complex="Lohit Devanagari" style:font-style-complex="normal"/>
    </style:style>
    <style:style style:name="T340" style:family="text">
      <style:text-properties style:font-name="Aerial" fo:font-size="12pt" officeooo:rsid="002af4ae" style:font-size-asian="12pt" style:font-size-complex="12pt"/>
    </style:style>
    <style:style style:name="T341" style:family="text">
      <style:text-properties style:font-name="Aerial" fo:font-size="12pt" officeooo:rsid="009603e5" style:font-size-asian="12pt" style:font-size-complex="12pt"/>
    </style:style>
    <style:style style:name="T342" style:family="text">
      <style:text-properties style:font-name="Aerial" fo:font-size="12pt" officeooo:rsid="005230b1" style:font-size-asian="12pt" style:font-size-complex="12pt"/>
    </style:style>
    <style:style style:name="T343" style:family="text">
      <style:text-properties style:font-name="Aerial" fo:font-size="12pt" officeooo:rsid="009ad575" style:font-size-asian="12pt" style:font-size-complex="12pt"/>
    </style:style>
    <style:style style:name="T344" style:family="text">
      <style:text-properties style:font-name="Aerial" fo:font-size="12pt" officeooo:rsid="009f0a16" style:font-size-asian="12pt" style:font-size-complex="12pt"/>
    </style:style>
    <style:style style:name="T345"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46"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47"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48"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49"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50"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51"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52"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53"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54"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56"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60"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61"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62"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63"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64"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65"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66"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67" style:family="text">
      <style:text-properties style:font-name="Aerial" fo:font-size="12pt" fo:font-weight="normal" officeooo:rsid="009087b5" style:font-size-asian="12pt" style:font-weight-asian="normal" style:font-size-complex="12pt" style:font-weight-complex="normal"/>
    </style:style>
    <style:style style:name="T368" style:family="text">
      <style:text-properties style:font-name="Aerial" fo:font-size="12pt" fo:font-weight="normal" officeooo:rsid="005230b1" style:font-size-asian="12pt" style:font-weight-asian="normal" style:font-size-complex="12pt" style:font-weight-complex="normal"/>
    </style:style>
    <style:style style:name="T369"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70"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1" style:family="text">
      <style:text-properties style:font-name="Aerial" fo:font-style="italic" fo:font-weight="bold" officeooo:rsid="00945ee9" style:font-style-asian="italic" style:font-weight-asian="bold" style:font-style-complex="italic" style:font-weight-complex="bold"/>
    </style:style>
    <style:style style:name="T372" style:family="text">
      <style:text-properties style:font-name="Aerial" fo:font-style="italic" officeooo:rsid="002e0144" style:font-style-asian="italic" style:font-style-complex="italic"/>
    </style:style>
    <style:style style:name="T373" style:family="text">
      <style:text-properties style:font-name="Aerial" fo:font-style="italic" fo:font-weight="normal" officeooo:rsid="0039d45c" style:font-style-asian="italic" style:font-weight-asian="normal" style:font-style-complex="italic" style:font-weight-complex="normal"/>
    </style:style>
    <style:style style:name="T374" style:family="text">
      <style:text-properties style:font-name="Aerial" style:font-name-asian="Noto Sans CJK SC" style:font-name-complex="Lohit Devanagari"/>
    </style:style>
    <style:style style:name="T375" style:family="text">
      <style:text-properties style:font-name="Aerial" officeooo:rsid="002af4ae" style:font-name-asian="Noto Sans CJK SC" style:font-name-complex="Lohit Devanagari"/>
    </style:style>
    <style:style style:name="T376" style:family="text">
      <style:text-properties style:font-name="Aerial" officeooo:rsid="009f0a16" style:font-name-asian="Noto Sans CJK SC" style:font-name-complex="Lohit Devanagari"/>
    </style:style>
    <style:style style:name="T377" style:family="text">
      <style:text-properties style:font-name="Aerial" fo:font-weight="bold" officeooo:rsid="009f0a16" style:font-name-asian="Noto Sans CJK SC" style:font-weight-asian="bold" style:font-name-complex="Lohit Devanagari" style:font-weight-complex="bold"/>
    </style:style>
    <style:style style:name="T378" style:family="text">
      <style:text-properties style:font-name="Aerial" officeooo:rsid="002e0144"/>
    </style:style>
    <style:style style:name="T379" style:family="text">
      <style:text-properties style:font-name="Aerial" officeooo:rsid="002af4ae"/>
    </style:style>
    <style:style style:name="T380" style:family="text">
      <style:text-properties style:font-name="Aerial" officeooo:rsid="006da14b"/>
    </style:style>
    <style:style style:name="T381" style:family="text">
      <style:text-properties style:font-name="Aerial" fo:font-weight="normal" officeooo:rsid="0039d45c" style:font-weight-asian="normal" style:font-weight-complex="normal"/>
    </style:style>
    <style:style style:name="T382" style:family="text">
      <style:text-properties style:font-name="Aerial" fo:font-size="9pt" fo:font-style="italic" officeooo:rsid="002af4ae" style:font-size-asian="9pt" style:font-style-asian="italic" style:font-size-complex="9pt" style:font-style-complex="italic"/>
    </style:style>
    <style:style style:name="T383" style:family="text">
      <style:text-properties style:font-name="Aerial" fo:font-size="9pt" fo:font-style="italic" officeooo:rsid="00a88b02" style:font-size-asian="9pt" style:font-style-asian="italic" style:font-size-complex="9pt" style:font-style-complex="italic"/>
    </style:style>
    <style:style style:name="T384" style:family="text">
      <style:text-properties style:font-name="Aerial" fo:font-size="9pt" fo:font-style="italic" officeooo:rsid="00b1f4a0" style:font-size-asian="9pt" style:font-style-asian="italic" style:font-size-complex="9pt" style:font-style-complex="italic"/>
    </style:style>
    <style:style style:name="T385" style:family="text">
      <style:text-properties style:font-name="Aerial" fo:font-size="9pt" fo:font-style="italic" officeooo:rsid="00c0c969" style:font-size-asian="9pt" style:font-style-asian="italic" style:font-size-complex="9pt" style:font-style-complex="italic"/>
    </style:style>
    <style:style style:name="T386" style:family="text">
      <style:text-properties style:font-name="Aerial" fo:font-size="9pt" officeooo:rsid="007ac6d8" style:font-size-asian="9pt" style:font-size-complex="9pt"/>
    </style:style>
    <style:style style:name="T387" style:family="text">
      <style:text-properties style:font-name="Aerial" fo:font-size="9pt" officeooo:rsid="005b19bb" style:font-size-asian="9pt" style:font-size-complex="9pt"/>
    </style:style>
    <style:style style:name="T388" style:family="text">
      <style:text-properties officeooo:rsid="00634eb5"/>
    </style:style>
    <style:style style:name="T389" style:family="text">
      <style:text-properties officeooo:rsid="009087b5"/>
    </style:style>
    <style:style style:name="T390" style:family="text">
      <style:text-properties officeooo:rsid="0097e9af"/>
    </style:style>
    <style:style style:name="T391" style:family="text">
      <style:text-properties officeooo:rsid="009db5c0"/>
    </style:style>
    <style:style style:name="T392" style:family="text">
      <style:text-properties fo:color="#8b008b" officeooo:rsid="009db5c0"/>
    </style:style>
    <style:style style:name="T393" style:family="text">
      <style:text-properties fo:color="#00008b"/>
    </style:style>
    <style:style style:name="T394" style:family="text">
      <style:text-properties fo:color="#00008b" officeooo:rsid="009db5c0"/>
    </style:style>
    <style:style style:name="T395" style:family="text">
      <style:text-properties fo:color="#006400" officeooo:rsid="009e950e"/>
    </style:style>
    <style:style style:name="T396" style:family="text">
      <style:text-properties fo:color="#006400" officeooo:rsid="009db5c0"/>
    </style:style>
    <style:style style:name="T397" style:family="text">
      <style:text-properties officeooo:rsid="00aa146f"/>
    </style:style>
    <style:style style:name="T398" style:family="text">
      <style:text-properties style:font-size-asian="12pt"/>
    </style:style>
    <style:style style:name="T399" style:family="text">
      <style:text-properties officeooo:rsid="002af4ae" style:font-size-asian="12pt"/>
    </style:style>
    <style:style style:name="T400" style:family="text">
      <style:text-properties officeooo:rsid="00aa146f" style:font-size-asian="12pt"/>
    </style:style>
    <style:style style:name="T401" style:family="text">
      <style:text-properties officeooo:rsid="00b2e5e8"/>
    </style:style>
    <style:style style:name="T402" style:family="text">
      <style:text-properties officeooo:rsid="00b39efa"/>
    </style:style>
    <style:style style:name="T403" style:family="text">
      <style:text-properties officeooo:rsid="00b59510"/>
    </style:style>
    <style:style style:name="T404" style:family="text">
      <style:text-properties officeooo:rsid="00cda5d1"/>
    </style:style>
    <style:style style:name="T405" style:family="text">
      <style:text-properties style:font-name="Courier Prime2" officeooo:rsid="00cda5d1"/>
    </style:style>
    <style:style style:name="T406" style:family="text">
      <style:text-properties style:font-name="Courier Prime2" officeooo:rsid="00ceb3fd"/>
    </style:style>
    <style:style style:name="T407" style:family="text">
      <style:text-properties style:font-name="Courier Prime2" officeooo:rsid="00cfd516"/>
    </style:style>
    <style:style style:name="T408"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409" style:family="text">
      <style:text-properties style:font-name="Courier Prime2" fo:font-size="10pt" fo:font-weight="normal" officeooo:rsid="00d5791f" style:font-size-asian="10pt" style:font-weight-asian="normal" style:font-size-complex="10pt" style:font-weight-complex="normal"/>
    </style:style>
    <style:style style:name="T410" style:family="text">
      <style:text-properties style:font-name="Courier Prime2" fo:font-size="10pt" officeooo:rsid="00cda5d1" style:font-size-asian="10pt" style:font-size-complex="10pt"/>
    </style:style>
    <style:style style:name="T411" style:family="text">
      <style:text-properties style:font-name="Courier Prime2" fo:font-size="10pt" officeooo:rsid="00d7aae8" style:font-size-asian="10pt" style:font-size-complex="10pt"/>
    </style:style>
    <style:style style:name="T412" style:family="text">
      <style:text-properties style:font-name="Courier Prime2" fo:font-size="10pt" officeooo:rsid="00cfd516" style:font-size-asian="10pt" style:font-size-complex="10pt"/>
    </style:style>
    <style:style style:name="T413" style:family="text">
      <style:text-properties style:font-name="Courier Prime2" fo:font-size="10pt" officeooo:rsid="00d90787" style:font-size-asian="10pt" style:font-size-complex="10pt"/>
    </style:style>
    <style:style style:name="T414"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415" style:family="text">
      <style:text-properties officeooo:rsid="00ceb3fd"/>
    </style:style>
    <style:style style:name="T416" style:family="text">
      <style:text-properties officeooo:rsid="00cfd516"/>
    </style:style>
    <style:style style:name="T417" style:family="text">
      <style:text-properties officeooo:rsid="00d2d515"/>
    </style:style>
    <style:style style:name="T418" style:family="text">
      <style:text-properties officeooo:rsid="00d49f57"/>
    </style:style>
    <style:style style:name="T419" style:family="text">
      <style:text-properties officeooo:rsid="00d7aa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text:p text:style-name="P138"/>
      <text:p text:style-name="P138"/>
      <text:p text:style-name="P138"/>
      <text:p text:style-name="P138"/>
      <text:p text:style-name="P138"/>
      <text:p text:style-name="P138"/>
      <text:p text:style-name="P138"/>
      <text:p text:style-name="P138"/>
      <text:p text:style-name="P110"><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4"><text:span text:style-name="T382">Ərk </text:span><text:span text:style-name="T383">IRC Client, Version</text:span><text:span text:style-name="T382"> </text:span><text:span text:style-name="T383">0.8</text:span><text:span text:style-name="T385">6</text:span><text:span text:style-name="T384">0</text:span></text:p>
      <text:p text:style-name="P156"/>
      <text:h text:style-name="P178" text:outline-level="1"><text:bookmark-start text:name="__RefHeading___Toc3670_3541443782"/>Scripting &amp; Commands<text:bookmark-end text:name="__RefHeading___Toc3670_3541443782"/></text:h>
      <text:p text:style-name="P137">A guide for using commands <text:span text:style-name="T397">and writing scripts for the</text:span> <text:span text:style-name="T399">Ərk </text:span><text:span text:style-name="T398">IRC Cli</text:span><text:span text:style-name="T400">ent</text:span></text:p>
      <text:p text:style-name="P110"/>
      <text:p text:style-name="P110"/>
      <text:p text:style-name="P111"><text:a xlink:type="simple" xlink:href="https://github.com/nutjob-laboratories/erk" text:style-name="Internet_20_link" text:visited-style-name="Visited_20_Internet_20_Link"><text:span text:style-name="T106">https://github.com/nutjob-laboratories/erk</text:span></text:a></text:p>
      <text:p text:style-name="P110"/>
      <text:p text:style-name="P110"/>
      <text:p text:style-name="P110"/>
      <text:p text:style-name="P110"/>
      <text:p text:style-name="P110"/>
      <text:p text:style-name="P110"/>
      <text:p text:style-name="P110"/>
      <text:p text:style-name="P112"/>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5"><text:soft-page-break/><text:a xlink:type="simple" xlink:href="#__RefHeading___Toc3670_3541443782" text:style-name="Index_20_Link" text:visited-style-name="Index_20_Link">Scripting &amp; Commands<text:tab/>1</text:a></text:p>
          <text:p text:style-name="P176"><text:a xlink:type="simple" xlink:href="#__RefHeading___Toc6263_2404468763" text:style-name="Index_20_Link" text:visited-style-name="Index_20_Link">Summary<text:tab/>4</text:a></text:p>
          <text:p text:style-name="P176"><text:a xlink:type="simple" xlink:href="#__RefHeading___Toc3327_2404079338" text:style-name="Index_20_Link" text:visited-style-name="Index_20_Link">Scripting<text:tab/>4</text:a></text:p>
          <text:p text:style-name="P176"><text:a xlink:type="simple" xlink:href="#__RefHeading___Toc5915_2104972600" text:style-name="Index_20_Link" text:visited-style-name="Index_20_Link">Connection Scripts and “Callable” Scripts<text:tab/>5</text:a></text:p>
          <text:p text:style-name="P176"><text:a xlink:type="simple" xlink:href="#__RefHeading___Toc2969_3628907311" text:style-name="Index_20_Link" text:visited-style-name="Index_20_Link"><text:span text:style-name="T55">C</text:span></text:a><text:a xlink:type="simple" xlink:href="#__RefHeading___Toc2969_3628907311" text:style-name="Index_20_Link" text:visited-style-name="Index_20_Link"><text:span text:style-name="T55">omments </text:span></text:a><text:a xlink:type="simple" xlink:href="#__RefHeading___Toc2969_3628907311" text:style-name="Index_20_Link" text:visited-style-name="Index_20_Link"><text:span text:style-name="T55">in Scripts</text:span></text:a><text:a xlink:type="simple" xlink:href="#__RefHeading___Toc2969_3628907311" text:style-name="Index_20_Link" text:visited-style-name="Index_20_Link"><text:tab/>6</text:a></text:p>
          <text:p text:style-name="P176"><text:a xlink:type="simple" xlink:href="#__RefHeading___Toc3646_1390397542" text:style-name="Index_20_Link" text:visited-style-name="Index_20_Link">Directories<text:tab/>6</text:a></text:p>
          <text:p text:style-name="P176"><text:a xlink:type="simple" xlink:href="#__RefHeading___Toc2156_1062623724" text:style-name="Index_20_Link" text:visited-style-name="Index_20_Link">Miscellany<text:tab/>7</text:a></text:p>
          <text:p text:style-name="P176"><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5">Ə</text:span></text:a><text:a xlink:type="simple" xlink:href="#__RefHeading___Toc2803_3383766324" text:style-name="Index_20_Link" text:visited-style-name="Index_20_Link">rk “Window” Interface<text:tab/>9</text:a></text:p>
          <text:p text:style-name="P176"><text:a xlink:type="simple" xlink:href="#__RefHeading___Toc1378_2257772400" text:style-name="Index_20_Link" text:visited-style-name="Index_20_Link">Scriptər, the Script Editor<text:tab/>10</text:a></text:p>
          <text:p text:style-name="P176"><text:a xlink:type="simple" xlink:href="#__RefHeading___Toc149_2973958994" text:style-name="Index_20_Link" text:visited-style-name="Index_20_Link">IRC Commands<text:tab/>11</text:a></text:p>
          <text:p text:style-name="P177"><text:a xlink:type="simple" xlink:href="#__RefHeading___Toc5739_2104972600" text:style-name="Index_20_Link" text:visited-style-name="Index_20_Link">/away [MESSAGE...]<text:tab/>11</text:a></text:p>
          <text:p text:style-name="P177"><text:a xlink:type="simple" xlink:href="#__RefHeading___Toc5741_2104972600" text:style-name="Index_20_Link" text:visited-style-name="Index_20_Link">/back<text:tab/>11</text:a></text:p>
          <text:p text:style-name="P177"><text:a xlink:type="simple" xlink:href="#__RefHeading___Toc5743_2104972600" text:style-name="Index_20_Link" text:visited-style-name="Index_20_Link">/invite CHANNEL NICKNAME<text:tab/>11</text:a></text:p>
          <text:p text:style-name="P177"><text:a xlink:type="simple" xlink:href="#__RefHeading___Toc5745_2104972600" text:style-name="Index_20_Link" text:visited-style-name="Index_20_Link">/join CHANNEL [KEY]<text:tab/>11</text:a></text:p>
          <text:p text:style-name="P177"><text:a xlink:type="simple" xlink:href="#__RefHeading___Toc5747_2104972600" text:style-name="Index_20_Link" text:visited-style-name="Index_20_Link">/list [TERMS]<text:tab/>11</text:a></text:p>
          <text:p text:style-name="P177"><text:a xlink:type="simple" xlink:href="#__RefHeading___Toc5749_2104972600" text:style-name="Index_20_Link" text:visited-style-name="Index_20_Link">/me TEXT<text:tab/>11</text:a></text:p>
          <text:p text:style-name="P177"><text:a xlink:type="simple" xlink:href="#__RefHeading___Toc5743_21049726001" text:style-name="Index_20_Link" text:visited-style-name="Index_20_Link">/mode TARGET MODE [ARGUMENTS]<text:tab/>12</text:a></text:p>
          <text:p text:style-name="P177"><text:a xlink:type="simple" xlink:href="#__RefHeading___Toc5751_2104972600" text:style-name="Index_20_Link" text:visited-style-name="Index_20_Link">/msg TARGET MESSAGE...<text:tab/>12</text:a></text:p>
          <text:p text:style-name="P177"><text:a xlink:type="simple" xlink:href="#__RefHeading___Toc5753_2104972600" text:style-name="Index_20_Link" text:visited-style-name="Index_20_Link">/nick NICKNAME<text:tab/>12</text:a></text:p>
          <text:p text:style-name="P177"><text:a xlink:type="simple" xlink:href="#__RefHeading___Toc5755_2104972600" text:style-name="Index_20_Link" text:visited-style-name="Index_20_Link">/notice TARGET MESSAGE...<text:tab/>12</text:a></text:p>
          <text:p text:style-name="P177"><text:a xlink:type="simple" xlink:href="#__RefHeading___Toc5757_2104972600" text:style-name="Index_20_Link" text:visited-style-name="Index_20_Link">/oper USERNAME PASSWORD<text:tab/>12</text:a></text:p>
          <text:p text:style-name="P177"><text:a xlink:type="simple" xlink:href="#__RefHeading___Toc5759_2104972600" text:style-name="Index_20_Link" text:visited-style-name="Index_20_Link">/part CHANNEL [MESSAGE]<text:tab/>12</text:a></text:p>
          <text:p text:style-name="P177"><text:a xlink:type="simple" xlink:href="#__RefHeading___Toc5761_2104972600" text:style-name="Index_20_Link" text:visited-style-name="Index_20_Link">/quit [MESSAGE...]<text:tab/>12</text:a></text:p>
          <text:p text:style-name="P177"><text:a xlink:type="simple" xlink:href="#__RefHeading___Toc5763_2104972600" text:style-name="Index_20_Link" text:visited-style-name="Index_20_Link">/send MESSAGE<text:tab/>12</text:a></text:p>
          <text:p text:style-name="P177"><text:a xlink:type="simple" xlink:href="#__RefHeading___Toc5765_2104972600" text:style-name="Index_20_Link" text:visited-style-name="Index_20_Link">/time [SERVER]<text:tab/>13</text:a></text:p>
          <text:p text:style-name="P177"><text:a xlink:type="simple" xlink:href="#__RefHeading___Toc5767_2104972600" text:style-name="Index_20_Link" text:visited-style-name="Index_20_Link">/topic CHANNEL TEXT...<text:tab/>13</text:a></text:p>
          <text:p text:style-name="P177"><text:a xlink:type="simple" xlink:href="#__RefHeading___Toc5769_2104972600" text:style-name="Index_20_Link" text:visited-style-name="Index_20_Link">/version SERVER [SERVER...]<text:tab/>13</text:a></text:p>
          <text:p text:style-name="P177"><text:a xlink:type="simple" xlink:href="#__RefHeading___Toc5771_2104972600" text:style-name="Index_20_Link" text:visited-style-name="Index_20_Link">/who TEXT<text:tab/>13</text:a></text:p>
          <text:p text:style-name="P177"><text:a xlink:type="simple" xlink:href="#__RefHeading___Toc5773_2104972600" text:style-name="Index_20_Link" text:visited-style-name="Index_20_Link">/whois NICKNAME<text:tab/>13</text:a></text:p>
          <text:p text:style-name="P177"><text:a xlink:type="simple" xlink:href="#__RefHeading___Toc5775_2104972600" text:style-name="Index_20_Link" text:visited-style-name="Index_20_Link">/whowas NICKNAME [MAXIMUM ENTRIES] [SERVER]<text:tab/>13</text:a></text:p>
          <text:p text:style-name="P176"><text:a xlink:type="simple" xlink:href="#__RefHeading___Toc1008_2104972600" text:style-name="Index_20_Link" text:visited-style-name="Index_20_Link">Ərk Commands<text:tab/>14</text:a></text:p>
          <text:p text:style-name="P177"><text:a xlink:type="simple" xlink:href="#__RefHeading___Toc5777_2104972600" text:style-name="Index_20_Link" text:visited-style-name="Index_20_Link">/alias NAME MESSAGE...<text:tab/>14</text:a></text:p>
          <text:p text:style-name="P177"><text:a xlink:type="simple" xlink:href="#__RefHeading___Toc5777_21049726001" text:style-name="Index_20_Link" text:visited-style-name="Index_20_Link">/_alias NAME MESSAGE...<text:tab/>14</text:a></text:p>
          <text:p text:style-name="P177"><text:a xlink:type="simple" xlink:href="#__RefHeading___Toc5779_2104972600" text:style-name="Index_20_Link" text:visited-style-name="Index_20_Link">/argcount NUMBER MESSAGE...<text:tab/>14</text:a></text:p>
          <text:p text:style-name="P177"><text:a xlink:type="simple" xlink:href="#__RefHeading___Toc5781_21049726002" text:style-name="Index_20_Link" text:visited-style-name="Index_20_Link">/cat [TARGET] FILENAME<text:tab/>15</text:a></text:p>
          <text:p text:style-name="P177"><text:a xlink:type="simple" xlink:href="#__RefHeading___Toc5781_2104972600" text:style-name="Index_20_Link" text:visited-style-name="Index_20_Link">/connect [SERVER] [PORT]<text:tab/>15</text:a></text:p>
          <text:p text:style-name="P177"><text:a xlink:type="simple" xlink:href="#__RefHeading___Toc5781_21049726001" text:style-name="Index_20_Link" text:visited-style-name="Index_20_Link">/connectscript SERVER [PORT]<text:tab/>15</text:a></text:p>
          <text:p text:style-name="P177"><text:a xlink:type="simple" xlink:href="#__RefHeading___Toc5781_210497260011" text:style-name="Index_20_Link" text:visited-style-name="Index_20_Link">/dictionary [WORD] ...<text:tab/>15</text:a></text:p>
          <text:p text:style-name="P177"><text:a xlink:type="simple" xlink:href="#__RefHeading___Toc5783_21049726001" text:style-name="Index_20_Link" text:visited-style-name="Index_20_Link">/edit [FILENAME]<text:tab/>15</text:a></text:p>
          <text:p text:style-name="P177"><text:a xlink:type="simple" xlink:href="#__RefHeading___Toc5783_2104972600" text:style-name="Index_20_Link" text:visited-style-name="Index_20_Link">/exit<text:tab/>15</text:a></text:p>
          <text:p text:style-name="P177"><text:a xlink:type="simple" xlink:href="#__RefHeading___Toc5785_2104972600" text:style-name="Index_20_Link" text:visited-style-name="Index_20_Link">/help<text:tab/>16</text:a></text:p>
          <text:p text:style-name="P177"><text:a xlink:type="simple" xlink:href="#__RefHeading___Toc5783_21049726003" text:style-name="Index_20_Link" text:visited-style-name="Index_20_Link">/ignore TARGET<text:tab/>16</text:a></text:p>
          <text:p text:style-name="P177"><text:a xlink:type="simple" xlink:href="#__RefHeading___Toc5747_21049726001" text:style-name="Index_20_Link" text:visited-style-name="Index_20_Link">/macro NAME ARG_COUNT MESSAGE...<text:tab/>16</text:a></text:p>
          <text:p text:style-name="P177"><text:a xlink:type="simple" xlink:href="#__RefHeading___Toc5783_21049726002" text:style-name="Index_20_Link" text:visited-style-name="Index_20_Link">/macrohelp NAME MESSAGE...<text:tab/>17</text:a></text:p>
          <text:p text:style-name="P177"><text:a xlink:type="simple" xlink:href="#__RefHeading___Toc5783_210497260021" text:style-name="Index_20_Link" text:visited-style-name="Index_20_Link">/macrousage NAME MESSAGE...<text:tab/>17</text:a></text:p>
          <text:p text:style-name="P177"><text:a xlink:type="simple" xlink:href="#__RefHeading___Toc5803_21049726001" text:style-name="Index_20_Link" text:visited-style-name="Index_20_Link">/msgbox MESSAGE...<text:tab/>17</text:a></text:p>
          <text:p text:style-name="P177"><text:a xlink:type="simple" xlink:href="#__RefHeading___Toc5787_21049726001" text:style-name="Index_20_Link" text:visited-style-name="Index_20_Link">/preferences<text:tab/>17</text:a></text:p>
          <text:p text:style-name="P177"><text:a xlink:type="simple" xlink:href="#__RefHeading___Toc5787_2104972600" text:style-name="Index_20_Link" text:visited-style-name="Index_20_Link">/print MESSAGE...<text:tab/>17</text:a></text:p>
          <text:p text:style-name="P177"><text:soft-page-break/><text:a xlink:type="simple" xlink:href="#__RefHeading___Toc5789_2104972600" text:style-name="Index_20_Link" text:visited-style-name="Index_20_Link">/reconnect [SERVER] [PORT]<text:tab/>18</text:a></text:p>
          <text:p text:style-name="P177"><text:a xlink:type="simple" xlink:href="#__RefHeading___Toc5791_2104972600" text:style-name="Index_20_Link" text:visited-style-name="Index_20_Link">/refresh<text:tab/>18</text:a></text:p>
          <text:p text:style-name="P177"><text:a xlink:type="simple" xlink:href="#__RefHeading___Toc5793_2104972600" text:style-name="Index_20_Link" text:visited-style-name="Index_20_Link">/ressl [SERVER] [PORT]<text:tab/>18</text:a></text:p>
          <text:p text:style-name="P177"><text:a xlink:type="simple" xlink:href="#__RefHeading___Toc5795_2104972600" text:style-name="Index_20_Link" text:visited-style-name="Index_20_Link">/script FILENAME [ARGUMENT ...]<text:tab/>18</text:a></text:p>
          <text:p text:style-name="P177"><text:a xlink:type="simple" xlink:href="#__RefHeading___Toc5797_2104972600" text:style-name="Index_20_Link" text:visited-style-name="Index_20_Link">/settings<text:tab/>18</text:a></text:p>
          <text:p text:style-name="P177"><text:a xlink:type="simple" xlink:href="#__RefHeading___Toc5799_2104972600" text:style-name="Index_20_Link" text:visited-style-name="Index_20_Link">/ssl [SERVER] [PORT]<text:tab/>18</text:a></text:p>
          <text:p text:style-name="P177"><text:a xlink:type="simple" xlink:href="#__RefHeading___Toc5801_21049726001" text:style-name="Index_20_Link" text:visited-style-name="Index_20_Link">/style FILENAME<text:tab/>19</text:a></text:p>
          <text:p text:style-name="P177"><text:a xlink:type="simple" xlink:href="#__RefHeading___Toc5801_2104972600" text:style-name="Index_20_Link" text:visited-style-name="Index_20_Link">/switch [WINDOW_NAME]<text:tab/>19</text:a></text:p>
          <text:p text:style-name="P177"><text:a xlink:type="simple" xlink:href="#__RefHeading___Toc5803_210497260011" text:style-name="Index_20_Link" text:visited-style-name="Index_20_Link">/unalias NAME<text:tab/>19</text:a></text:p>
          <text:p text:style-name="P177"><text:a xlink:type="simple" xlink:href="#__RefHeading___Toc5801_21049726003" text:style-name="Index_20_Link" text:visited-style-name="Index_20_Link">/undictionary WORD [WORD...]<text:tab/>19</text:a></text:p>
          <text:p text:style-name="P177"><text:a xlink:type="simple" xlink:href="#__RefHeading___Toc5801_210497260031" text:style-name="Index_20_Link" text:visited-style-name="Index_20_Link">/unignore TARGET<text:tab/>19</text:a></text:p>
          <text:p text:style-name="P177"><text:a xlink:type="simple" xlink:href="#__RefHeading___Toc5801_21049726002" text:style-name="Index_20_Link" text:visited-style-name="Index_20_Link">/unmacro NAME<text:tab/>19</text:a></text:p>
          <text:p text:style-name="P177"><text:a xlink:type="simple" xlink:href="#__RefHeading___Toc5803_2104972600" text:style-name="Index_20_Link" text:visited-style-name="Index_20_Link">/wait TIME<text:tab/>19</text:a></text:p>
          <text:p text:style-name="P177"><text:a xlink:type="simple" xlink:href="#__RefHeading___Toc5801_210497260021" text:style-name="Index_20_Link" text:visited-style-name="Index_20_Link">/write MESSAGE...<text:tab/>19</text:a></text:p>
          <text:p text:style-name="P176"><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9" text:outline-level="2"><text:bookmark-start text:name="__RefHeading___Toc6263_2404468763"/><text:soft-page-break/>Summary<text:bookmark-end text:name="__RefHeading___Toc6263_2404468763"/></text:h>
      <text:p text:style-name="P160"><text:span text:style-name="T340">Ərk </text:span><text:span text:style-name="T341">functions much like other popular graphical IRC clients, such as mIRC (for Windows), Textual (for OSX), or HexChat (for Linux). If you’ve used any of these, much of the functionality of </text:span><text:span text:style-name="T340">Ərk </text:span><text:span text:style-name="T341">will feel familiar.</text:span></text:p>
      <text:p text:style-name="P132"/>
      <text:p text:style-name="P133">In this document, the area where chat text or server information is displayed to the user, and allows users to enter chat or commands, is referred to as a “window” <text:span text:style-name="T390">(for more details, see </text:span><text:span text:style-name="T90">The </text:span><text:span text:style-name="T89">Ərk </text:span><text:span text:style-name="T90">Interface</text:span><text:span text:style-name="T390"> on page </text:span><text:span text:style-name="T390"><text:reference-ref text:reference-format="page" text:ref-name="interface">9</text:reference-ref></text:span><text:span text:style-name="T390">)</text:span>. <text:span text:style-name="T108">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6">IRC Commands</text:span><text:span text:style-name="T92"> on page </text:span><text:span text:style-name="T92"><text:reference-ref text:reference-format="page" text:ref-name="irc commands">11</text:reference-ref></text:span><text:span text:style-name="T92"><text:s/>and </text:span><text:span text:style-name="T89">Ərk </text:span><text:span text:style-name="T86">Commands</text:span><text:span text:style-name="T92"> on page </text:span><text:span text:style-name="T92"><text:reference-ref text:reference-format="page" text:ref-name="erk commands">14</text:reference-ref></text:span><text:span text:style-name="T92">).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1">not</text:span><text:span text:style-name="T59"> be sent as chat to the server, and any text not containing a command will be ignored. Commands entered into the text input of </text:span><text:span text:style-name="T51">any</text:span><text:span text:style-name="T59"> window will either be processed locally or sent to the server associated with that window.</text:span></text:p>
      <text:p text:style-name="P136"/>
      <text:p text:style-name="P166"><text:span text:style-name="T359">Ərk </text:span><text:span text:style-name="T360">has </text:span><text:span text:style-name="T361">two</text:span><text:span text:style-name="T360"> tools built into it for customizing the client:</text:span></text:p>
      <text:list xml:id="list1962526092" text:style-name="L1">
        <text:list-item>
          <text:p text:style-name="P203"><text:span text:style-name="T366">Stylər</text:span><text:span text:style-name="T360">. A tool for editing a window’s “style”; that is, the way text is colored, formatted, and displayed. It can be accessed from the “Settings </text:span><text:span text:style-name="T362">&amp; Tools</text:span><text:span text:style-name="T360">” menu.</text:span></text:p>
        </text:list-item>
        <text:list-item>
          <text:p text:style-name="P203"><text:span text:style-name="T86">Scriptər</text:span>. <text:span text:style-name="T402">A script editor for </text:span><text:span text:style-name="T359">Ərk, </text:span><text:span text:style-name="T362">also accessible from the “Settings &amp; Tools” menu.</text:span><text:span text:style-name="T359"> </text:span><text:span text:style-name="T360">For more information, see page </text:span><text:span text:style-name="T360"><text:reference-ref text:reference-format="page" text:ref-name="Script editor">10</text:reference-ref></text:span><text:span text:style-name="T360"><text:s/>and the next section.</text:span></text:p>
        </text:list-item>
      </text:list>
      <text:h text:style-name="Heading_20_2" text:outline-level="2"><text:bookmark-start text:name="__RefHeading___Toc3327_2404079338"/>Scripting<text:bookmark-end text:name="__RefHeading___Toc3327_2404079338"/></text:h>
      <text:p text:style-name="P161"><text:span text:style-name="T342">To execute multiple commands, </text:span><text:span text:style-name="T343">one after the other, without having to enter them manually</text:span><text:span text:style-name="T342">, </text:span><text:span text:style-name="T340">Ərk </text:span><text:span text:style-name="T342">also features </text:span><text:span text:style-name="T344">a scripting engine</text:span><text:span text:style-name="T342">. Multiple commands (one per line) can be entered into a text file, and </text:span><text:span text:style-name="T340">Ərk </text:span><text:span text:style-name="T342">will execute the commands in that file. Scripts can either be executed directly by using the </text:span><text:span text:style-name="T170">/script</text:span><text:span text:style-name="T367"> </text:span><text:span text:style-name="T368">command </text:span><text:span text:style-name="T367">(see page </text:span><text:span text:style-name="T367"><text:reference-ref text:reference-format="page" text:ref-name="script command">18</text:reference-ref></text:span><text:span text:style-name="T367">)</text:span><text:span text:style-name="T368">, or can be executed automatically on connection to a specific server.</text:span></text:p>
      <text:p text:style-name="P134"/>
      <text:p text:style-name="P155"><text:span text:style-name="T113">I</text:span><text:span text:style-name="T114">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5">clicking</text:span><text:span text:style-name="T114"> the “Run Script” </text:span><text:span text:style-name="T115">button</text:span><text:span text:style-name="T114">) the text will </text:span><text:span text:style-name="T116">not</text:span><text:span text:style-name="T117"> </text:span><text:soft-page-break/><text:span text:style-name="T117">be sent as a message. Macros that “resolve” to plain text (that is, if the macro does not execute a command) will also be sent as a message if called from a channel or private chat window, and will </text:span><text:span text:style-name="T116">not</text:span><text:span text:style-name="T117"> be sent if called from a server console window.</text:span></text:p>
      <text:p text:style-name="P155"/>
      <text:p text:style-name="P165"><text:span text:style-name="T347">Ərk </text:span><text:span text:style-name="T348">will always execute the commands on the server associated with the window that called the script (and connection scripts will always execute on the server being connected to); </text:span><text:span text:style-name="T349">to execute scripts on any server the client is connected to, use the </text:span><text:span text:style-name="T350">script editor, named </text:span><text:span text:style-name="T363">Scriptər</text:span><text:span text:style-name="T349">, </text:span><text:span text:style-name="T351">accessible with the </text:span><text:span text:style-name="T167">/edit</text:span><text:span text:style-name="T351"> command </text:span><text:span text:style-name="T352">(see page </text:span><text:span text:style-name="T352"><text:reference-ref text:reference-format="page" text:ref-name="/edit">15</text:reference-ref></text:span><text:span text:style-name="T352">), </text:span><text:span text:style-name="T350">or via the “Settings </text:span><text:span text:style-name="T353">&amp; Tools</text:span><text:span text:style-name="T350">” menu.</text:span></text:p>
      <text:p text:style-name="P135"/>
      <text:p text:style-name="P157"><text:span text:style-name="T63">Ərk </text:span><text:span text:style-name="T64">scripts have the “</text:span><text:span text:style-name="T76">.erk</text:span><text:span text:style-name="T64">” file extension. When using the </text:span><text:span text:style-name="T177">/script</text:span><text:span text:style-name="T64"> command, the file extension does </text:span><text:span text:style-name="T53">not</text:span><text:span text:style-name="T64"> have to be included; when looking for the file, </text:span><text:span text:style-name="T63">Ərk </text:span><text:span text:style-name="T64">will append the file extension if necessary. </text:span><text:span text:style-name="T65">Scripts saved with </text:span><text:span text:style-name="T118">Scriptər</text:span><text:span text:style-name="T65"> will </text:span><text:span text:style-name="T54">always</text:span><text:span text:style-name="T65"> have the “</text:span><text:span text:style-name="T77">.erk</text:span><text:span text:style-name="T65">” file extension.</text:span></text:p>
      <text:p text:style-name="P145"/>
      <text:p text:style-name="P157"><text:span text:style-name="T66">By default, </text:span><text:span text:style-name="T63">Ərk </text:span><text:span text:style-name="T66">will look for scripts in the ‘scripts’ subdirectory in the ‘.</text:span><text:span text:style-name="T74">erk</text:span><text:span text:style-name="T66">’ directory </text:span><text:span text:style-name="T74">(in your home directory)</text:span><text:span text:style-name="T66">. If </text:span><text:span text:style-name="T63">Ərk </text:span><text:span text:style-name="T66">is launched with the </text:span><text:span text:style-name="T178">--scripts</text:span><text:span text:style-name="T66"> command-line flag (with a different directory name as an argument), </text:span><text:span text:style-name="T63">Ərk </text:span><text:span text:style-name="T66">will use this directory instead of the default. This will also change the default save directory for </text:span><text:span text:style-name="T118">Scriptər</text:span><text:span text:style-name="T66">, as well as where it looks for installed scripts.</text:span></text:p>
      <text:h text:style-name="P180"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39"><text:span text:style-name="T108">Ərk </text:span><text:span text:style-name="T101">uses two different kinds of scripts: connection scripts (which can be automatically executed upon connection to a server, and are set in the connection dialog) and “callable” scripts (scripts that are executed by the </text:span><text:span text:style-name="T226">/script</text:span><text:span text:style-name="T97"> command or the “Run Script” button on non-chat windows).</text:span></text:p>
      <text:p text:style-name="P140"/>
      <text:p text:style-name="P162"><text:span text:style-name="T381">Connection scripts are executed with </text:span><text:span text:style-name="T373">no</text:span><text:span text:style-name="T329"> arguments, and, thus, can’t use the </text:span><text:span text:style-name="T179">/argcount</text:span><text:span text:style-name="T329"> </text:span><text:span text:style-name="T330"><text:s/></text:span><text:span text:style-name="T329">command (if this command is called, it is simply ignored). </text:span><text:span text:style-name="T331">Connection scripts also can’t use the </text:span><text:span text:style-name="T180">/msgbox</text:span><text:span text:style-name="T331"> </text:span><text:span text:style-name="T332">or </text:span><text:span text:style-name="T181">/unalias</text:span><text:span text:style-name="T332"> </text:span><text:span text:style-name="T331">command</text:span><text:span text:style-name="T332">s</text:span><text:span text:style-name="T331">. </text:span><text:span text:style-name="T329">Other than </text:span><text:span text:style-name="T331">t</text:span><text:span text:style-name="T333">hat</text:span><text:span text:style-name="T329">, they function just like other scripts.</text:span></text:p>
      <text:p text:style-name="P141"/>
      <text:p text:style-name="P154"><text:span text:style-name="T60">“Callable” scripts are executed with whatever arguments are passed to the </text:span><text:span text:style-name="T179">/script</text:span><text:span text:style-name="T60"> command; </text:span><text:span text:style-name="T61">scripts executed with </text:span><text:span text:style-name="T60">the “Run Script” </text:span><text:span text:style-name="T61">button</text:span><text:span text:style-name="T60"> are executed with no arguments (calls to </text:span><text:span text:style-name="T179">/argcount</text:span><text:span text:style-name="T60"> </text:span><text:span text:style-name="T52">will</text:span><text:span text:style-name="T60"> be executed, however, any script using the command to look for </text:span><text:span text:style-name="T62">anything other</text:span><text:span text:style-name="T60"> than zero (0) arguments will stop execution).</text:span></text:p>
      <text:p text:style-name="P141"/>
      <text:p text:style-name="P141"/>
      <text:h text:style-name="P181" text:outline-level="2"><text:bookmark-start text:name="__RefHeading___Toc2969_3628907311"/><text:soft-page-break/><text:span text:style-name="T56">C</text:span><text:span text:style-name="T55">omments </text:span><text:span text:style-name="T57">in Scripts</text:span><text:bookmark-end text:name="__RefHeading___Toc2969_3628907311"/></text:h>
      <text:p text:style-name="P171"><text:span text:style-name="T334">Comments can be inserted into any </text:span><text:span text:style-name="T346">Ərk </text:span><text:span text:style-name="T345">script by containing them between </text:span><text:span text:style-name="T169">/*</text:span><text:span text:style-name="T345"> and </text:span><text:span text:style-name="T169">*/</text:span><text:span text:style-name="T345">, much like in the C, Java, and Javascript programming languages. Comments can span multiple lines. Anything in between </text:span><text:span text:style-name="T169">/*</text:span><text:span text:style-name="T345"> and </text:span><text:span text:style-name="T169">*/</text:span><text:span text:style-name="T345"> will be ignored by the </text:span><text:span text:style-name="T346">Ərk </text:span><text:span text:style-name="T345">scripting engine.</text:span></text:p>
      <table:table table:name="Table51" table:style-name="Table51">
        <table:table-column table:style-name="Table51.A"/>
        <table:table-row>
          <table:table-cell table:style-name="Table51.A1" office:value-type="string">
            <text:p text:style-name="P103">/*</text:p>
            <text:p text:style-name="P103"><text:s text:c="5"/><text:span text:style-name="T391">This is an example comment.</text:span></text:p>
            <text:p text:style-name="P103"><text:s text:c="5"/><text:span text:style-name="T391">Comments can span multiple lines.</text:span></text:p>
            <text:p text:style-name="P103">*/</text:p>
            <text:p text:style-name="P92"/>
            <text:p text:style-name="P92"><text:span text:style-name="T393">/</text:span><text:span text:style-name="T394">alias</text:span><text:span text:style-name="T391"> </text:span><text:span text:style-name="T395">$</text:span><text:span text:style-name="T396">GREETING</text:span><text:span text:style-name="T391"> Hello world! <text:s text:c="2"/></text:span><text:span text:style-name="T392">/* This is a comment, too! */</text:span></text:p>
            <text:p text:style-name="P92"/>
            <text:p text:style-name="P103">/* <text:span text:style-name="T391">The following command will not be executed:</text:span></text:p>
            <text:p text:style-name="P103">/<text:span text:style-name="T391">connect localhost 6667</text:span></text:p>
            <text:p text:style-name="P103">*/</text:p>
          </table:table-cell>
        </table:table-row>
      </table:table>
      <text:p text:style-name="P172"><text:span text:style-name="T374">Examples of </text:span><text:span text:style-name="T375">Ərk </text:span><text:span text:style-name="T374">script comments, </text:span><text:span text:style-name="T376">as they would look in </text:span><text:span text:style-name="T377">Scriptər</text:span></text:p>
      <text:h text:style-name="P182" text:outline-level="2"><text:bookmark-start text:name="__RefHeading___Toc3646_1390397542"/>Directories<text:bookmark-end text:name="__RefHeading___Toc3646_1390397542"/></text:h>
      <text:p text:style-name="P173"><text:span text:style-name="T369">When started for the first time, </text:span><text:span text:style-name="T355">Ərk </text:span><text:span text:style-name="T354">will create </text:span><text:span text:style-name="T357">a directory with</text:span><text:span text:style-name="T354"> several </text:span><text:span text:style-name="T358">sub</text:span><text:span text:style-name="T354">directories </text:span><text:span text:style-name="T356">in </text:span><text:span text:style-name="T357">a user’s home directory</text:span><text:span text:style-name="T356">:</text:span></text:p>
      <text:list xml:id="list4025490338" text:style-name="L2">
        <text:list-item>
          <text:p text:style-name="P230"><text:span text:style-name="T320">.</text:span><text:span text:style-name="T321">erk</text:span><text:span text:style-name="T339">. This directory will contain all the other subdirectories.</text:span></text:p>
        </text:list-item>
        <text:list-item>
          <text:p text:style-name="P230"><text:span text:style-name="T320">.</text:span><text:span text:style-name="T321">erk/</text:span><text:span text:style-name="T320">settings</text:span><text:span text:style-name="T336">. This directory contains the default settings file, </text:span><text:span text:style-name="T173">settings.json</text:span><text:span text:style-name="T336">, </text:span><text:span text:style-name="T339">and</text:span><text:span text:style-name="T336"> the user settings file, </text:span><text:span text:style-name="T173">user.json</text:span><text:span text:style-name="T336">. If any macros have been created, they will be saved here, in a file named </text:span><text:span text:style-name="T173">macro.json</text:span><text:span text:style-name="T336">.</text:span></text:p>
        </text:list-item>
        <text:list-item>
          <text:p text:style-name="P230"><text:span text:style-name="T320">.</text:span><text:span text:style-name="T321">erk</text:span><text:span text:style-name="T320">/scripts</text:span><text:span text:style-name="T336">. This is the default location for scripts. </text:span><text:span text:style-name="T337">Ərk </text:span><text:span text:style-name="T336">will look for scripts in this directory. </text:span><text:span text:style-name="T338">The location of this directory can be set by using the </text:span><text:span text:style-name="T175">--scripts</text:span><text:span text:style-name="T338"> command line option.</text:span></text:p>
        </text:list-item>
        <text:list-item>
          <text:p text:style-name="P230"><text:span text:style-name="T320">.</text:span><text:span text:style-name="T321">erk</text:span><text:span text:style-name="T320">/styles</text:span><text:span text:style-name="T336">. This is the default location for style files. </text:span><text:span text:style-name="T337">Ərk </text:span><text:span text:style-name="T336">will look for (and store) style files in this directory; </text:span><text:span text:style-name="T339">it contains the default text style file, </text:span><text:span text:style-name="T174">default.json</text:span><text:span text:style-name="T339">.</text:span><text:span text:style-name="T336"> </text:span><text:span text:style-name="T338">The location of this directory can be set with the </text:span><text:span text:style-name="T175">--styles</text:span><text:span text:style-name="T338"> command line option.</text:span></text:p>
        </text:list-item>
        <text:list-item>
          <text:p text:style-name="P229"><text:span text:style-name="T364">.</text:span><text:span text:style-name="T365">erk/</text:span><text:span text:style-name="T364">logs</text:span><text:span text:style-name="T354">. This is where </text:span><text:span text:style-name="T355">Ərk </text:span><text:span text:style-name="T354">stores chat logs. </text:span><text:span text:style-name="T356">The location of this directory can be set with the </text:span><text:span text:style-name="T168">--logs</text:span><text:span text:style-name="T356"> command line option.</text:span></text:p>
        </text:list-item>
      </text:list>
      <text:h text:style-name="P183" text:outline-level="2"><text:bookmark-start text:name="__RefHeading___Toc2156_1062623724"/><text:soft-page-break/>Miscellany<text:bookmark-end text:name="__RefHeading___Toc2156_1062623724"/></text:h>
      <text:p text:style-name="P144">Macros created with the <text:span text:style-name="T166">/macro</text:span> command <text:span text:style-name="T389">(see page </text:span><text:span text:style-name="T389"><text:reference-ref text:reference-format="page" text:ref-name="/macro">16</text:reference-ref></text:span><text:span text:style-name="T389">) </text:span>can be optionally saved and reloaded every time <text:bookmark-start text:name="__DdeLink__2712_3383766324"/><text:span text:style-name="T108">Ərk</text:span><text:bookmark-end text:name="__DdeLink__2712_3383766324"/><text:span text:style-name="T108"> </text:span>is ran; this <text:span text:style-name="T111">behavior is enabled by default. To turn this off (that is: do not save macros or reload them on start), uncheck the “Save macros” option in the “Preferences” dialog.</text:span></text:p>
      <text:p text:style-name="P151"/>
      <text:p text:style-name="P167"><text:span text:style-name="T305">Alias variables (see </text:span><text:span text:style-name="T234">/alias</text:span><text:span text:style-name="T305"> on page </text:span><text:span text:style-name="T305"><text:reference-ref text:reference-format="page" text:ref-name="alias">14</text:reference-ref></text:span><text:span text:style-name="T305">) only persist while </text:span><text:span text:style-name="T301">Ərk </text:span><text:span text:style-name="T305">is running, and are </text:span><text:span text:style-name="T311">not</text:span><text:span text:style-name="T305"> saved to disk. Thus, to use specific alias variables, they must be recreated </text:span><text:span text:style-name="T311">every time </text:span><text:span text:style-name="T312">Ərk </text:span><text:span text:style-name="T311">is </text:span><text:span text:style-name="T313">ran</text:span><text:span text:style-name="T305">. A good way to make sure that specific alias variables exist and are available to your scripts is to set them in connection scripts.</text:span></text:p>
      <text:p text:style-name="P153"/>
      <text:p text:style-name="P168"><text:span text:style-name="T305">T</text:span><text:span text:style-name="T298">he </text:span><text:span text:style-name="T233">/cat</text:span><text:span text:style-name="T298"> command (see page </text:span><text:span text:style-name="T298"><text:reference-ref text:reference-format="page" text:ref-name="/cat">15</text:reference-ref></text:span><text:span text:style-name="T298">) </text:span><text:span text:style-name="T310">must</text:span><text:span text:style-name="T298"> include the target argument if called from a server console window, or if called by a script with the “Run Script” button or by </text:span><text:span text:style-name="T370">Scriptər</text:span><text:span text:style-name="T298">. Otherwise, an error will be displayed and no messages will be sent.</text:span></text:p>
      <text:p text:style-name="P151"/>
      <text:p text:style-name="P159"><text:span text:style-name="T299">All commands are preceded by a backslash, </text:span><text:span text:style-name="T232">/</text:span><text:span text:style-name="T299">. This is the default, but it can be changed in the </text:span><text:span text:style-name="T301">Ərk </text:span><text:span text:style-name="T300">configuration</text:span><text:span text:style-name="T299"> file, which is </text:span><text:span text:style-name="T307">.</text:span><text:span text:style-name="T309">erk/</text:span><text:span text:style-name="T307">settings/settings.json</text:span><text:span text:style-name="T299"> by default (this can be changed with the </text:span><text:span text:style-name="T235">--config</text:span><text:span text:style-name="T299"> command-line flag). </text:span><text:span text:style-name="T300">To use a different character </text:span><text:span text:style-name="T303">(or characters)</text:span><text:span text:style-name="T300">, change the “</text:span><text:span text:style-name="T236">input_command_symbol</text:span><text:span text:style-name="T300">” setting in the file to the character </text:span><text:span text:style-name="T303">(or characters)</text:span><text:span text:style-name="T300"> you wish to use. </text:span><text:span text:style-name="T302">Aspects of the GUI (such as the syntax highlighter in the connection dialog and </text:span><text:span text:style-name="T308">Scriptər</text:span><text:span text:style-name="T302">), as well as the built-in help system, will be altered to use the new character</text:span><text:span text:style-name="T303">(s)</text:span><text:span text:style-name="T302">; scripts using the “old” character will no longer function as intended. There is no way to change this setting in the GUI, and changing this setting is unsupported.</text:span></text:p>
      <text:p text:style-name="P152"/>
      <text:p text:style-name="P219"><text:span text:style-name="T302">A</text:span><text:span text:style-name="T298">ll aliases (and other symbols for interpolation) are preceded by a dollar sign, </text:span><text:span text:style-name="T233">$</text:span><text:span text:style-name="T298">. </text:span><text:span text:style-name="T304">This symbol is used with the </text:span><text:span text:style-name="T237">/alias</text:span><text:span text:style-name="T304"> command, as well as with </text:span><text:span text:style-name="T237">/script</text:span><text:span text:style-name="T304"> and </text:span><text:span text:style-name="T237">/macro</text:span><text:span text:style-name="T304"> (for more information, see the entry for </text:span><text:span text:style-name="T237">/alias</text:span><text:span text:style-name="T304"> on page </text:span><text:span text:style-name="T304"><text:reference-ref text:reference-format="page" text:ref-name="alias">14</text:reference-ref></text:span><text:span text:style-name="T304">). </text:span><text:span text:style-name="T298">This is the default, but, like the command symbol, it can be changed in the </text:span><text:span text:style-name="T301">Ərk </text:span><text:span text:style-name="T298">configuration file. To use a different character (or characters), change the “</text:span><text:span text:style-name="T233">script_interpolation_symbol</text:span><text:span text:style-name="T298">”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219"><text:span text:style-name="T298"/></text:p>
      <text:p text:style-name="P220"><text:span text:style-name="T306">When creating macros, arguments use a different symbol for interpolation: </text:span><text:span text:style-name="T408">&amp;</text:span><text:span text:style-name="T306">. This symbol is used so that macros can be created in scripts that can accept arguments, and the interpreter can tell the difference between script arguments and macro arguments. This is the default, and can be changed in the </text:span><text:span text:style-name="T301">Ərk </text:span><text:span text:style-name="T306">configuration file. To use a different character (or series of characters), change the “</text:span><text:span text:style-name="T408">macro_interpolation_symbol</text:span><text:span text:style-name="T306">” setting in the file to </text:span><text:soft-page-break/><text:span text:style-name="T306">the character (or characters) you wish to use. Macros using with the “old” character will no longer function properly.</text:span><text:span text:style-name="T303"> There is no way to change this setting in the GUI, and changing this setting is unsupported.</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2" text:outline-level="2"><text:bookmark-start text:name="__RefHeading___Toc2803_3383766324"/><text:soft-page-break/><text:reference-mark-start text:name="interface"/>The <text:span text:style-name="T314">Ə</text:span>rk “<text:span text:style-name="T403">Window” Interface</text:span><text:bookmark-end text:name="__RefHeading___Toc2803_3383766324"/><text:reference-mark-end text:name="interface"/></text:h>
      <text:p text:style-name="Text_20_body"/>
      <text:p text:style-name="P106"><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87">A channel chat window.</text:span></text:p>
      <text:p text:style-name="P107"/>
      <text:list xml:id="list4188184224" text:style-name="L3">
        <text:list-item>
          <text:p text:style-name="P204"><text:span text:style-name="T315">Connection display</text:span><text:span text:style-name="T371">.</text:span><text:span text:style-name="T322">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4"><text:span text:style-name="T315">Chat name.</text:span><text:span text:style-name="T322">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4"><text:span text:style-name="T315">Chat.</text:span><text:span text:style-name="T322"> This is where any chat text, or miscellaneous server messages, are displayed.</text:span></text:p>
        </text:list-item>
        <text:list-item>
          <text:p text:style-name="P205"><text:span text:style-name="T315">User list.</text:span><text:span text:style-name="T322"> Displays a list of users, and their status, in the current channel. This is not displayed on server console windows and private chats.</text:span></text:p>
        </text:list-item>
        <text:list-item>
          <text:p text:style-name="P205"><text:span text:style-name="T315">N</text:span><text:span text:style-name="T316">ickname.</text:span><text:span text:style-name="T323"> Displays the current nickname being used, and if displayed on a channel window, the current channel status.</text:span></text:p>
        </text:list-item>
        <text:list-item>
          <text:p text:style-name="P205"><text:span text:style-name="T316">Text input.</text:span><text:span text:style-name="T323"> This is where users can enter chat text and commands.</text:span></text:p>
          <text:p text:style-name="P206"/>
        </text:list-item>
      </text:list>
      <text:h text:style-name="P184" text:outline-level="2"><text:bookmark-start text:name="__RefHeading___Toc1378_2257772400"/><text:soft-page-break/><text:reference-mark-start text:name="Script editor"/>S<text:span text:style-name="T401">criptər, </text:span><text:span text:style-name="T403">the Script Editor</text:span><text:bookmark-end text:name="__RefHeading___Toc1378_2257772400"/><text:reference-mark-end text:name="Script editor"/></text:h>
      <text:p text:style-name="P146"><text:span text:style-name="T63">Ərk </text:span><text:span text:style-name="T67">features a built-in script editor. It can open, edit, and save scripts, execute them on any server </text:span><text:span text:style-name="T63">Ərk </text:span><text:span text:style-name="T67">is connected to, and features syntax highlighting. </text:span><text:span text:style-name="T68">To open the editor, use the </text:span><text:span text:style-name="T182">/edit</text:span><text:span text:style-name="T68"> command, </text:span><text:span text:style-name="T69">or click on the “</text:span><text:span text:style-name="T80">Scriptər</text:span><text:span text:style-name="T69">” entry in the “Settings </text:span><text:span text:style-name="T75">&amp; Tools</text:span><text:span text:style-name="T69">” menu.</text:span></text:p>
      <text:p text:style-name="P108"/>
      <text:p text:style-name="P109"><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08"><text:span text:style-name="T79">Menu bar.</text:span><text:span text:style-name="T67"> Here you can select scripts to open, save any new scripts or edits, </text:span><text:span text:style-name="T73">and the normal tools you’d expect to find in a text editor. The “Insert Command” menu contains shortcuts to insert commonly used commands.</text:span></text:p>
        </text:list-item>
        <text:list-item>
          <text:p text:style-name="P208"><text:span text:style-name="T78">File name.</text:span><text:span text:style-name="T70"> The name of the script being edited.</text:span></text:p>
        </text:list-item>
        <text:list-item>
          <text:p text:style-name="P208"><text:span text:style-name="T78">Execute</text:span><text:span text:style-name="T79">.</text:span><text:span text:style-name="T67"> Clicking this button executes the script in the editor on the selected </text:span><text:span text:style-name="T63">Ərk </text:span><text:span text:style-name="T67">client connection.</text:span></text:p>
        </text:list-item>
        <text:list-item>
          <text:p text:style-name="P208"><text:span text:style-name="T79">Client selector.</text:span><text:span text:style-name="T67"> This contains a list of all the servers that </text:span><text:span text:style-name="T63">Ərk </text:span><text:span text:style-name="T67">is connected to, allowing you to select which connection you want to execute the script on. The hostname of the server, followed by the nickname in use on that server, is displayed.</text:span></text:p>
        </text:list-item>
        <text:list-item>
          <text:p text:style-name="P209"><text:span text:style-name="T78">Open connection script.</text:span><text:span text:style-name="T70"> This will load the connection script for the currently selected client. If one does not exist, the editor will be set up to edit and save a new one.</text:span></text:p>
        </text:list-item>
        <text:list-item>
          <text:p text:style-name="P208"><text:span text:style-name="T78">Editor.</text:span><text:span text:style-name="T70"> </text:span><text:span text:style-name="T67">Here, you can type your script, or edit any script you open. It features syntax highlighting (comments, commands, channel names, </text:span><text:span text:style-name="T69">and alias variables</text:span><text:span text:style-name="T67"> are </text:span><text:span text:style-name="T112">colored</text:span><text:span text:style-name="T67"> differently from the rest of the text). Currently, there is no option to customize the colors used; this will change in future versions.</text:span></text:p>
        </text:list-item>
        <text:list-item>
          <text:p text:style-name="P208"><text:span text:style-name="T79">Client details.</text:span><text:span text:style-name="T67"> This displays the hostname/IP address used to connect to the currently selected client, </text:span><text:span text:style-name="T70">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47"><text:span text:style-name="T108">The </text:span><text:span text:style-name="T238">these</text:span><text:span text:style-name="T239"> </text:span><text:span text:style-name="T108">commands are for controlling the IRC connection (for examp</text:span><text:span text:style-name="T239">l</text:span><text:span text:style-name="T108">e, joining and leaving channels, sending chat messages, etc); </text:span><text:span text:style-name="T238">t</text:span><text:span text:style-name="T98">hese commands should be familiar to users of other IRC clients such as mIRC or HexChat.</text:span><text:span text:style-name="T108"> Three commands </text:span><text:span text:style-name="T240">(</text:span><text:span text:style-name="T227">/invite</text:span><text:span text:style-name="T240">, </text:span><text:span text:style-name="T227">/part</text:span><text:span text:style-name="T240"> and </text:span><text:span text:style-name="T227">/topic</text:span><text:span text:style-name="T24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27">/me</text:span><text:span text:style-name="T99">, cannot be entered into a non-chat window.</text:span></text:p>
      <text:p text:style-name="P10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24">AWAY</text:span>. If MESSAGE is included, <text:span text:style-name="T224">MESSAGE</text:span> will be sent to any user that sends a private message to the client.</text:p>
          </table:table-cell>
        </table:table-row>
      </table:table>
      <text:p text:style-name="P113"/>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4"><text:span text:style-name="T121">Sets the client to </text:span><text:span text:style-name="T122">status to “back”</text:span><text:span text:style-name="T121">, and disables </text:span><text:span text:style-name="T195">/away</text:span><text:span text:style-name="T121"> functionality.</text:span></text:p>
          </table:table-cell>
        </table:table-row>
      </table:table>
      <text:p text:style-name="P1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9">other</text:span> window</text:p>
          </table:table-cell>
        </table:table-row>
        <table:table-row>
          <table:table-cell table:style-name="Table3.A2" office:value-type="string">
            <text:p text:style-name="P158">/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24">NICKNAME</text:span> to the current channel if <text:span text:style-name="T224">CHANNEL</text:span> is omitted; invites <text:span text:style-name="T224">NICKNAME</text:span> to <text:span text:style-name="T224">CHANNEL</text:span> if a channel is included.</text:p>
          </table:table-cell>
          <table:table-cell table:style-name="Table3.B3" office:value-type="string">
            <text:p text:style-name="P41"/>
          </table:table-cell>
          <table:table-cell table:style-name="Table3.C3" office:value-type="string">
            <text:p text:style-name="P44">Invites <text:span text:style-name="T224">NICKNAME</text:span> to <text:span text:style-name="T224">CHANNEL</text:span>.</text:p>
          </table:table-cell>
        </table:table-row>
      </table:table>
      <text:p text:style-name="P114"/>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24">CHANNEL</text:span>. If <text:span text:style-name="T224">KEY</text:span> is included, it will be passed to the server as part of the join request.</text:p>
          </table:table-cell>
        </table:table-row>
      </table:table>
      <text:p text:style-name="P114"/>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24">TERMS</text:span> is omitted; displays a list of channels matching <text:span text:style-name="T224">TERMS</text:span> if <text:span text:style-name="T224">TERMS</text:span> is included. <text:span text:style-name="T224">TERMS</text:span> can contain wildcards such as <text:span text:style-name="T224">*</text:span> or <text:span text:style-name="T224">?</text:span>.</text:p>
          </table:table-cell>
        </table:table-row>
      </table:table>
      <text:p text:style-name="P1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9">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5"><text:span text:style-name="T123">Sends </text:span><text:span text:style-name="T196">TEXT</text:span><text:span text:style-name="T123"> to the current </text:span><text:span text:style-name="T124">chat</text:span><text:span text:style-name="T123"> as a CTCP action message. </text:span><text:span text:style-name="T125">The command can </text:span><text:span text:style-name="T149">only</text:span><text:span text:style-name="T154">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3"/>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9">other</text:span> window</text:p>
          </table:table-cell>
        </table:table-row>
        <table:table-row>
          <table:table-cell table:style-name="Table49.A2" office:value-type="string">
            <text:p text:style-name="P131"><text:span text:style-name="T86">/</text:span><text:span text:style-name="T46">mode</text:span><text:span text:style-name="T86"> [</text:span><text:span text:style-name="T46">TARGET</text:span><text:span text:style-name="T86">] </text:span><text:span text:style-name="T46">MODE [ARGUMENTS]</text:span></text:p>
          </table:table-cell>
          <table:table-cell table:style-name="Table49.B2" office:value-type="string">
            <text:p text:style-name="P26"/>
          </table:table-cell>
          <table:table-cell table:style-name="Table49.C2" office:value-type="string">
            <text:h text:style-name="P186"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24">MODE</text:span> on the current channel if <text:span text:style-name="T224">TARGET</text:span> is omitted; sets a channel or user <text:span text:style-name="T224">MODE</text:span> if <text:span text:style-name="T224">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24">MODE</text:span> on <text:span text:style-name="T224">TARGET</text:span> (which can be a channel or nickname).</text:p>
          </table:table-cell>
        </table:table-row>
      </table:table>
      <text:p text:style-name="P123"/>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5"><text:span text:style-name="T126">Sends a </text:span><text:span text:style-name="T127">private message</text:span><text:span text:style-name="T126"> to </text:span><text:span text:style-name="T197">TARGET</text:span><text:span text:style-name="T126"> (which can be a channel or a nickname).</text:span></text:p>
          </table:table-cell>
        </table:table-row>
      </table:table>
      <text:p text:style-name="P114"/>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24">NICKNAME</text:span>. If someone is already using <text:span text:style-name="T224">NICKNAME</text:span>, an error is displayed to the client.</text:p>
          </table:table-cell>
        </table:table-row>
      </table:table>
      <text:p text:style-name="P114"/>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24">NOTICE</text:span> to <text:span text:style-name="T224">TARGET</text:span> (which can be a channel or a nickname).</text:p>
          </table:table-cell>
        </table:table-row>
      </table:table>
      <text:p text:style-name="P114"/>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24">USERNAME</text:span> and <text:span text:style-name="T224">PASSWORD</text:span>.</text:p>
          </table:table-cell>
        </table:table-row>
      </table:table>
      <text:p text:style-name="P11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9">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24">CHANNEL</text:span> is omitted; leaves <text:span text:style-name="T224">CHANNEL</text:span> if a channel is included. <text:span text:style-name="T224">MESSAGE</text:span> is the message displayed to other users when leaving; <text:span text:style-name="T224">MESSAGE</text:span> is optional.</text:p>
          </table:table-cell>
          <table:table-cell table:style-name="Table5.B3" office:value-type="string">
            <text:p text:style-name="P41"/>
          </table:table-cell>
          <table:table-cell table:style-name="Table5.C3" office:value-type="string">
            <text:p text:style-name="P52">Leaves <text:span text:style-name="T224">CHANNEL</text:span>. <text:span text:style-name="T224">MESSAGE</text:span> is the message displayed to other users when leaving; <text:span text:style-name="T224">MESSAGE</text:span> is optional.</text:p>
          </table:table-cell>
        </table:table-row>
      </table:table>
      <text:p text:style-name="P114"/>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24">MESSAGE</text:span> is included, this will be sent to any channels the client is in before it disconnects.</text:p>
          </table:table-cell>
        </table:table-row>
      </table:table>
      <text:p text:style-name="P114"/>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24">MESSAGE</text:span> to the server as a raw text; the outgoing message will not be altered. This is to allow the client to send messages to the server that the client doesn’t normally support.</text:p>
          </table:table-cell>
        </table:table-row>
      </table:table>
      <text:p text:style-name="P114"/>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5"><text:span text:style-name="T128">Displays </text:span><text:span text:style-name="T129">local time for the server currently connected to, or the </text:span><text:span text:style-name="T198">SERVER</text:span><text:span text:style-name="T129"> specified.</text:span></text:p>
          </table:table-cell>
        </table:table-row>
      </table:table>
      <text:p text:style-name="P1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9">other</text:span> window</text:p>
          </table:table-cell>
        </table:table-row>
        <table:table-row>
          <table:table-cell table:style-name="Table1.A2" office:value-type="string">
            <text:p text:style-name="P88"><text:span text:style-name="T1">/</text:span><text:span text:style-name="T81">topic</text:span><text:span text:style-name="T1"> [CHANNEL] TEXT...</text:span></text:p>
          </table:table-cell>
          <table:table-cell table:style-name="Table1.B2" office:value-type="string">
            <text:p text:style-name="P23"/>
          </table:table-cell>
          <table:table-cell table:style-name="Table1.C2" office:value-type="string">
            <text:h text:style-name="P18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24">CHANNEL</text:span> is omitted; sets the topic for another channel if <text:span text:style-name="T224">CHANNEL</text:span> is included.</text:p>
          </table:table-cell>
          <table:table-cell table:style-name="Table1.B3" office:value-type="string">
            <text:p text:style-name="P42"/>
          </table:table-cell>
          <table:table-cell table:style-name="Table1.C3" office:value-type="string">
            <text:p text:style-name="P42">Sets the topic for <text:span text:style-name="T224">CHANNEL</text:span>.</text:p>
          </table:table-cell>
        </table:table-row>
      </table:table>
      <text:p text:style-name="P114"/>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24">SERVER</text:span><text:span text:style-name="T92">s</text:span>.</text:p>
          </table:table-cell>
        </table:table-row>
      </table:table>
      <text:p text:style-name="P114"/>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24">TEXT</text:span>.</text:p>
          </table:table-cell>
        </table:table-row>
      </table:table>
      <text:p text:style-name="P114"/>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41">using </text:span><text:span text:style-name="T228">NICKNAME</text:span><text:span text:style-name="T241">.</text:span></text:p>
          </table:table-cell>
        </table:table-row>
      </table:table>
      <text:p text:style-name="P114"/>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2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4">Ərk</text:span> Commands<text:bookmark-end text:name="__RefHeading___Toc1008_2104972600"/><text:reference-mark-end text:name="erk commands"/></text:h>
      <text:p text:style-name="P163"><text:span text:style-name="T378">The rest of the commands control the </text:span><text:span text:style-name="T379">Ərk </text:span><text:span text:style-name="T378">client software itself. </text:span><text:span text:style-name="T380">Most</text:span><text:span text:style-name="T378"> of these commands can be entered into </text:span><text:span text:style-name="T372">any</text:span><text:span text:style-name="T335"> window; however, the </text:span><text:span text:style-name="T183">/help</text:span><text:span text:style-name="T317"> </text:span><text:span text:style-name="T324">command will display slightly different output depending on what kind of window the command is called from. </text:span><text:span text:style-name="T325">Six</text:span><text:span text:style-name="T324"> command</text:span><text:span text:style-name="T326">s</text:span><text:span text:style-name="T324">,</text:span><text:span text:style-name="T317"> </text:span><text:span text:style-name="T183">/</text:span><text:span text:style-name="T184">argcount</text:span><text:span text:style-name="T326">, </text:span><text:span text:style-name="T184">/alias</text:span><text:span text:style-name="T326">,</text:span><text:span text:style-name="T318"> </text:span><text:span text:style-name="T184">/_</text:span><text:span text:style-name="T185">alias</text:span><text:span text:style-name="T327">,</text:span><text:span text:style-name="T319"> </text:span><text:span text:style-name="T185">/</text:span><text:span text:style-name="T186">msgbox</text:span><text:span text:style-name="T328">, </text:span><text:span text:style-name="T186">/</text:span><text:span text:style-name="T187">unalias</text:span><text:span text:style-name="T325">,</text:span><text:span text:style-name="T318"> </text:span><text:span text:style-name="T326">and </text:span><text:span text:style-name="T184">/wait</text:span><text:span text:style-name="T324">, can’t be called by any window, and can only be called from scripts. </text:span><text:span text:style-name="T333">Two commands, </text:span><text:span text:style-name="T188">/msgbox</text:span><text:span text:style-name="T333"> and </text:span><text:span text:style-name="T188">/unalias</text:span><text:span text:style-name="T333">, can’t be used in connection scripts.</text:span></text:p>
      <text:p text:style-name="P143"/>
      <text:p text:style-name="P163"><text:span text:style-name="T324">If called with no arguments, the </text:span><text:span text:style-name="T183">/connect</text:span><text:span text:style-name="T324">, </text:span><text:span text:style-name="T183">/reconnect</text:span><text:span text:style-name="T324">, <text:s text:c="2"/></text:span><text:span text:style-name="T183">/ressl</text:span><text:span text:style-name="T324">, and </text:span><text:span text:style-name="T183">/ssl</text:span><text:span text:style-name="T324"> commands will open the “Connect” dialog with the appropriate options pre-selected.</text:span></text:p>
      <text:p text:style-name="P142"/>
      <text:p text:style-name="P148"><text:span text:style-name="T71">I</text:span><text:span text:style-name="T59">f a “script only” command is called with the incorrect number of arguments or an argument in incorrect type (for example, calling </text:span><text:span text:style-name="T176">/wait</text:span><text:span text:style-name="T59"> with a non-number argument), script execution will stop immediately and an error message with </text:span><text:span text:style-name="T72">the reason for the error will be displayed.</text:span></text:p>
      <text:p text:style-name="P116"/>
      <table:table table:name="Table36" table:style-name="Table36">
        <table:table-column table:style-name="Table36.A"/>
        <table:table-row table:style-name="Table36.1">
          <table:table-cell table:style-name="Table36.A1" office:value-type="string">
            <text:p text:style-name="P78"><text:span text:style-name="T110">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6"><text:span text:style-name="T130">Creates a new alias </text:span><text:span text:style-name="T131">(called an “alias variable” in this document)</text:span><text:span text:style-name="T130">. Any script </text:span><text:span text:style-name="T132">or command</text:span><text:span text:style-name="T130"> ran after this one (including the </text:span><text:span text:style-name="T132">commands</text:span><text:span text:style-name="T130"> that </text:span><text:span text:style-name="T132">follow</text:span><text:span text:style-name="T130"> the </text:span><text:span text:style-name="T199">/al</text:span><text:span text:style-name="T200">i</text:span><text:span text:style-name="T199">as</text:span><text:span text:style-name="T130"> command) that contains a dollar sign followed by </text:span><text:span text:style-name="T199">NAME</text:span><text:span text:style-name="T130"> (</text:span><text:span text:style-name="T199">$NAME</text:span><text:span text:style-name="T130">) will have that instance replaced with </text:span><text:span text:style-name="T199">MESSAGE</text:span><text:span text:style-name="T130">. </text:span><text:span text:style-name="T133">If the interpolation symbol (</text:span><text:span text:style-name="T201">$</text:span><text:span text:style-name="T133">) is included in </text:span><text:span text:style-name="T201">NAME</text:span><text:span text:style-name="T133">, it will be stripped, allowing for use of the alias variable normally (thus, if the command</text:span><text:span text:style-name="T163"> </text:span><text:span text:style-name="T201">/alias</text:span><text:span text:style-name="T189"> </text:span><text:span text:style-name="T201">$EXAMPLE</text:span><text:span text:style-name="T189"> </text:span><text:span text:style-name="T201">My</text:span><text:span text:style-name="T189"> </text:span><text:span text:style-name="T201">message</text:span><text:span text:style-name="T139"> is executed, using the alias variable would referenced with</text:span><text:span text:style-name="T163"> </text:span><text:span text:style-name="T201">$EXAMPLE</text:span><text:span text:style-name="T139">, not</text:span><text:span text:style-name="T163"> </text:span><text:span text:style-name="T201">$$EXAMPLE</text:span><text:span text:style-name="T139">). </text:span><text:span text:style-name="T409">NAME</text:span><text:span text:style-name="T147"> </text:span><text:span text:style-name="T153">can not</text:span><text:span text:style-name="T160"> be a number, </text:span><text:span text:style-name="T161">but it can </text:span><text:span text:style-name="T148">contain</text:span><text:span text:style-name="T161"> numbers</text:span><text:span text:style-name="T160">.</text:span><text:span text:style-name="T152"> </text:span><text:span text:style-name="T130">This command is </text:span><text:span text:style-name="T150">only</text:span><text:span text:style-name="T155"> available for use in scripts; </text:span><text:span text:style-name="T156">however, alias variables are interpolated into </text:span><text:span text:style-name="T151">any</text:span><text:span text:style-name="T156">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8"/>
      <table:table table:name="Table39" table:style-name="Table39">
        <table:table-column table:style-name="Table39.A"/>
        <table:table-row table:style-name="Table39.1">
          <table:table-cell table:style-name="Table39.A1" office:value-type="string">
            <text:p text:style-name="P79">Available only for scripts</text:p>
          </table:table-cell>
        </table:table-row>
        <table:table-row>
          <table:table-cell table:style-name="Table39.A2" office:value-type="string">
            <text:h text:style-name="P188"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7"><text:span text:style-name="T130">Creates a new alias </text:span><text:span text:style-name="T131">(called an “alias variable” in this document)</text:span><text:span text:style-name="T130">.</text:span><text:span text:style-name="T156"> </text:span><text:span text:style-name="T157">Unlike the </text:span><text:span text:style-name="T192">/alias</text:span><text:span text:style-name="T159"> command, this alias variable is </text:span><text:span text:style-name="T146">not</text:span><text:span text:style-name="T159"> exported for use in other scripts/commands (thus, it is not “global”); this alias will only be interpolated for the script that it is defined it.</text:span></text:p>
          </table:table-cell>
        </table:table-row>
      </table:table>
      <text:p text:style-name="P118"/>
      <table:table table:name="Table37" table:style-name="Table37">
        <table:table-column table:style-name="Table37.A"/>
        <table:table-row table:style-name="Table37.1">
          <table:table-cell table:style-name="Table37.A1" office:value-type="string">
            <text:p text:style-name="P79">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100">C</text:span>hecks to make sure that a script is called with the proper <text:span text:style-name="T224">NUMBER</text:span> of arguments; if not enough or too many arguments are passed to the script, <text:span text:style-name="T224">MESSAGE</text:span> is displayed and script execution stops immediately. <text:span text:style-name="T101">This command cannot be called from connection scripts.</text:span></text:p>
          </table:table-cell>
        </table:table-row>
      </table:table>
      <text:p text:style-name="P221"/>
      <text:p text:style-name="P129"/>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89"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2"><text:span text:style-name="T254">R</text:span><text:span text:style-name="T255">eads in </text:span><text:span text:style-name="T202">FILENAME</text:span><text:span text:style-name="T255"> and sends its contents to the current window as a series of messages if </text:span><text:span text:style-name="T202">TARGET</text:span><text:span text:style-name="T255"> is omitted; otherwise, sends the contents to the </text:span><text:span text:style-name="T202">TARGET</text:span><text:span text:style-name="T255"> user or channel. </text:span><text:span text:style-name="T265">If a complete path to </text:span><text:span text:style-name="T190">FILENAME</text:span><text:span text:style-name="T265"> is not provided, the client will look in the scripts directory (in </text:span><text:span text:style-name="T279">.</text:span><text:span text:style-name="T285">erk/</text:span><text:span text:style-name="T279">settings/scripts</text:span><text:span text:style-name="T265">, or set by the </text:span><text:span text:style-name="T190">--scripts</text:span><text:span text:style-name="T265"> command-line flag) for the file; </text:span><text:span text:style-name="T266">the “</text:span><text:span text:style-name="T280">.</text:span><text:span text:style-name="T284">txt</text:span><text:span text:style-name="T266">” file extension </text:span><text:span text:style-name="T270">will be appended to </text:span><text:span text:style-name="T202">FILENAME</text:span><text:span text:style-name="T270"> while trying to find the file. </text:span><text:span text:style-name="T271">Calling this command from a server console without </text:span><text:span text:style-name="T203">TARGET</text:span><text:span text:style-name="T271"> will trigger an error.</text:span></text:p>
          </table:table-cell>
        </table:table-row>
      </table:table>
      <text:p text:style-name="P129"/>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0"><text:span text:style-name="T134">Causes the client to connect to an IRC </text:span><text:span text:style-name="T200">SERVER</text:span><text:span text:style-name="T134">. If </text:span><text:span text:style-name="T204">PORT</text:span><text:span text:style-name="T134"> is omitted, a default of 666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0"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24">SERVER</text:span> and <text:span text:style-name="T224">PORT</text:span> and executes it. If <text:span text:style-name="T224">PORT</text:span> is excluded, a default port of 6667 is assumed. Alternately, the <text:span text:style-name="T224">SERVER</text:span> and <text:span text:style-name="T224">PORT</text:span> can be passed to this command in the “<text:span text:style-name="T224">SERVER:PORT</text:span>” format.</text:p>
          </table:table-cell>
        </table:table-row>
      </table:table>
      <text:p text:style-name="P127"/>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1"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99"><text:span text:style-name="T250">If called with no arguments, any words added to the spellcheck dictionary are displayed. If called with one or more arguments, </text:span><text:span text:style-name="T205">WORD</text:span><text:span text:style-name="T250"> (and any </text:span><text:span text:style-name="T205">WORD</text:span><text:span text:style-name="T272">s</text:span><text:span text:style-name="T250"> after, separated by spaces) are added to the spellcheck dictionary. Added </text:span><text:span text:style-name="T205">WORD</text:span><text:span text:style-name="T272">s</text:span><text:span text:style-name="T250"> will not be marked as misspelled if the spellchecker is turned on.</text:span></text:p>
          </table:table-cell>
        </table:table-row>
      </table:table>
      <text:p text:style-name="P127"/>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2"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6">Scriptər</text:span>; if a <text:span text:style-name="T224">FILENAME</text:span> is passed as an argument, the <text:span text:style-name="T224">FILENAME</text:span> is loaded into the script editor.<text:span text:style-name="T94"> </text:span><text:span text:style-name="T93">If a complete path to </text:span><text:span text:style-name="T225">FILENAME</text:span><text:span text:style-name="T93"> is not provided, the client will look in the scripts directory (in </text:span><text:span text:style-name="T87">.</text:span><text:span text:style-name="T91">erk/</text:span><text:span text:style-name="T87">settings/scripts</text:span><text:span text:style-name="T93">, or set by the </text:span><text:span text:style-name="T225">--scripts</text:span><text:span text:style-name="T93"> command-line flag) for the file; </text:span><text:span text:style-name="T95">the “</text:span><text:span text:style-name="T88">.erk</text:span><text:span text:style-name="T95">” file extension can be omitted.</text:span></text:p>
          </table:table-cell>
        </table:table-row>
      </table:table>
      <text:p text:style-name="P117"/>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69"/>
      <text:p text:style-name="P169"/>
      <text:p text:style-name="P169"/>
      <text:p text:style-name="P169"/>
      <text:p text:style-name="P16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9">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3">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3">and macros.</text:span></text:p>
          </table:table-cell>
        </table:table-row>
      </table:table>
      <text:p text:style-name="P212"/>
      <table:table table:name="Table55" table:style-name="Table55">
        <table:table-column table:style-name="Table55.A"/>
        <table:table-row table:style-name="Table55.1">
          <table:table-cell table:style-name="Table55.A1" office:value-type="string">
            <text:p text:style-name="P222">Called from any window</text:p>
          </table:table-cell>
        </table:table-row>
        <table:table-row>
          <table:table-cell table:style-name="Table55.A2" office:value-type="string">
            <text:h text:style-name="P202"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7"><text:span text:style-name="T256">Ignores any public chat or private messages sent to the client by </text:span><text:span text:style-name="T410">TARGET</text:span><text:span text:style-name="T256">. Ignored chat messages will not be displayed. </text:span><text:span text:style-name="T410">TARGET</text:span><text:span text:style-name="T256"> is matched against user nicknames, hostmasks, </text:span><text:span text:style-name="T259">and nickname/hostmask combinations (that is, </text:span><text:span text:style-name="T413">nickname!username@host</text:span><text:span text:style-name="T259">).</text:span><text:span text:style-name="T256">; if any of these matches </text:span><text:span text:style-name="T410">TARGET</text:span><text:span text:style-name="T256">, the message will be ignored. </text:span><text:span text:style-name="T411">TARGET</text:span><text:span text:style-name="T257"> can contain UNIX-style wildcards; </text:span><text:span text:style-name="T411">*</text:span><text:span text:style-name="T257"> matches anything, </text:span><text:span text:style-name="T411">?</text:span><text:span text:style-name="T257"> matches any single characters, and specific characters and character sequences can be matched by putting that character or sequence between brackets (</text:span><text:span text:style-name="T411">[</text:span><text:span text:style-name="T257"> and </text:span><text:span text:style-name="T411">]</text:span><text:span text:style-name="T257">). </text:span><text:span text:style-name="T258">To see a list of all ignored users, issue </text:span><text:span text:style-name="T412">/ignore</text:span><text:span text:style-name="T258"> without any arguments.</text:span></text:p>
          </table:table-cell>
        </table:table-row>
      </table:table>
      <text:p text:style-name="P211"/>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3"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1"><text:span text:style-name="T135">Creates a macro</text:span><text:span text:style-name="T135"><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5">, allowing for new, custom command creation. </text:span><text:span text:style-name="T206">NAME</text:span><text:span text:style-name="T135"> is the command that will trigger the command (in the form </text:span><text:span text:style-name="T206">/NAME</text:span><text:span text:style-name="T140">), </text:span><text:span text:style-name="T206">ARG_COUNT</text:span><text:span text:style-name="T140"> is the number of arguments that the macro will accept, and </text:span><text:span text:style-name="T206">MESSAGE</text:span><text:span text:style-name="T140"> is the output of the macro, </text:span><text:span text:style-name="T141">which</text:span><text:span text:style-name="T140"> will be processed like a command. </text:span><text:span text:style-name="T142">If </text:span><text:span text:style-name="T207">ARG_COUNT</text:span><text:span text:style-name="T142"> is set to</text:span><text:span text:style-name="T165"> </text:span><text:span text:style-name="T207">*</text:span><text:span text:style-name="T142"> (asterix), the macro will accept any number of arguments (including zero).</text:span><text:span text:style-name="T164"> </text:span><text:span text:style-name="T140">If a macro is called with an incorrect number of arguments, an error is displayed, and the macro will not run.</text:span></text:p>
            <text:p text:style-name="P71"/>
            <text:p text:style-name="P82"><text:span text:style-name="T140">M</text:span><text:span text:style-name="T138">acros </text:span><text:span text:style-name="T145">cannot</text:span><text:span text:style-name="T158"> have the same </text:span><text:span text:style-name="T191">NAME</text:span><text:span text:style-name="T158"> as an existing command.</text:span></text:p>
            <text:p text:style-name="P71"/>
            <text:p text:style-name="P224"><text:span text:style-name="T273">Arguments passed to the macro are interpolated into </text:span><text:span text:style-name="T206">MESSAGE</text:span><text:span text:style-name="T273"> much like arguments to the </text:span><text:span text:style-name="T206">/script</text:span><text:span text:style-name="T273"> command, </text:span><text:span text:style-name="T274">except using a different symbol</text:span><text:span text:style-name="T273">: instances of </text:span><text:span text:style-name="T222">&amp;</text:span><text:span text:style-name="T206">1</text:span><text:span text:style-name="T273"> will be replaced with the first argument, </text:span><text:span text:style-name="T222">&amp;</text:span><text:span text:style-name="T206">2</text:span><text:span text:style-name="T273"> with the second, and so on.</text:span><text:span text:style-name="T275"> </text:span><text:span text:style-name="T276">There are other optional symbols that can be interpolated into </text:span><text:span text:style-name="T221">MESSAGE</text:span><text:span text:style-name="T276">:</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0"><text:span text:style-name="T120">&amp;</text:span><text:span text:style-name="T119">+</text:span></text:p>
                </table:table-cell>
                <table:table-cell table:style-name="Table41.B2" office:value-type="string">
                  <text:p text:style-name="P22">All arguments</text:p>
                </table:table-cell>
              </table:table-row>
              <table:table-row table:style-name="Table41.1">
                <table:table-cell table:style-name="Table41.A3" office:value-type="string">
                  <text:p text:style-name="P225"><text:span text:style-name="T171">&amp;</text:span><text:span text:style-name="T172">-</text:span></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3">$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3">$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3">$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3">$HOSTNAME</text:p>
                </table:table-cell>
                <table:table-cell table:style-name="Table41.A3" office:value-type="string">
                  <text:p text:style-name="P39"><text:span text:style-name="T82">The hostname of the server the client is connected to; </text:span><text:span text:style-name="T386">if that is unknown</text:span><text:span text:style-name="T387">, </text:span><text:span text:style-name="T82">the server and port, delimited by a colon</text:span></text:p>
                </table:table-cell>
              </table:table-row>
              <table:table-row table:style-name="Table41.1">
                <table:table-cell table:style-name="Table41.A8" office:value-type="string">
                  <text:p text:style-name="P93">$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3">$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3">$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text:soft-page-break/></text:p>
            <text:p text:style-name="P228"><text:span text:style-name="T277">If a macro using </text:span><text:span text:style-name="T223">NAME</text:span><text:span text:style-name="T277"> already exists, it will be overwritten with the new macro. </text:span><text:span text:style-name="T278">A macro </text:span><text:span text:style-name="T292">can not</text:span><text:span text:style-name="T297"> have the the same </text:span><text:span text:style-name="T414">NAME</text:span><text:span text:style-name="T297"> as an existing command.</text:span></text:p>
            <text:p text:style-name="P72"/>
            <text:p text:style-name="P63"><text:span text:style-name="T92">For example, many IRC clients have included a macro called </text:span><text:span text:style-name="T224">/trout</text:span><text:span text:style-name="T92">, which, when called with a nickname as an argument, sends a CTCP action message to the current chat describing the user “hitting” the </text:span><text:span text:style-name="T96">targeted </text:span><text:span text:style-name="T92">nickname with a trout. To create this macro, you would issue this command:</text:span></text:p>
            <text:p text:style-name="P72"/>
            <text:p text:style-name="P94">/macro trout 1 /me slaps <text:span text:style-name="T418">&amp;</text:span>1 with a trout</text:p>
            <text:p text:style-name="P72"/>
            <text:p text:style-name="P86"><text:span text:style-name="T143">To call this macro (and “slap” your friend Bob with said trout), you could issue the command </text:span><text:span text:style-name="T208">/trout Bob</text:span><text:span text:style-name="T143">, which would send the command </text:span><text:span text:style-name="T208">/me slaps Bob with a trout</text:span><text:span text:style-name="T143">.</text:span></text:p>
            <text:p text:style-name="P73"/>
            <text:p text:style-name="P87"><text:span text:style-name="T143">F</text:span><text:span text:style-name="T138">or more example usage, see </text:span><text:span text:style-name="T162">Macro Examples</text:span><text:span text:style-name="T138"> on page </text:span><text:span text:style-name="T138"><text:reference-ref text:reference-format="page" text:ref-name="macro examples">20</text:reference-ref></text:span><text:span text:style-name="T138">.</text:span></text:p>
          </table:table-cell>
        </table:table-row>
      </table:table>
      <text:p text:style-name="P213"/>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94"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224">NAME</text:span><text:span text:style-name="T92">d</text:span> macro when the <text:span text:style-name="T224">/help</text:span><text:span text:style-name="T92"> command is used.</text:span></text:p>
          </table:table-cell>
        </table:table-row>
      </table:table>
      <text:p text:style-name="P124"/>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5"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3"><text:span text:style-name="T136">Sets the </text:span><text:span text:style-name="T137">argument description for the </text:span><text:span text:style-name="T209">NAME</text:span><text:span text:style-name="T144">d</text:span><text:span text:style-name="T137"> macro when the </text:span><text:span text:style-name="T209">/help</text:span><text:span text:style-name="T144"> command is used or when the macro is called with an incorrect number of arguments.</text:span></text:p>
          </table:table-cell>
        </table:table-row>
      </table:table>
      <text:p text:style-name="P124"/>
      <table:table table:name="Table48" table:style-name="Table48">
        <table:table-column table:style-name="Table48.A"/>
        <table:table-row table:style-name="Table48.1">
          <table:table-cell table:style-name="Table48.A1" office:value-type="string">
            <text:p text:style-name="P96"><text:span text:style-name="T110">A</text:span><text:span text:style-name="T83">vailable only for scripts</text:span></text:p>
          </table:table-cell>
        </table:table-row>
        <table:table-row>
          <table:table-cell table:style-name="Table48.A2" office:value-type="string">
            <text:h text:style-name="P196"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22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197"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102">O</text:span>pens the “Preferences” dialog.</text:p>
          </table:table-cell>
        </table:table-row>
      </table:table>
      <text:p text:style-name="P121"/>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5"><text:span text:style-name="T245">Displays </text:span><text:span text:style-name="T210">MESSAGE</text:span><text:span text:style-name="T245"> in the client’s current window. </text:span><text:span text:style-name="T246">If </text:span><text:span text:style-name="T211">/print</text:span><text:span text:style-name="T267"> is called from a window, the </text:span><text:span text:style-name="T211">MESSAGE</text:span><text:span text:style-name="T267"> will be displayed in that window; if </text:span><text:span text:style-name="T211">/print</text:span><text:span text:style-name="T267"> is called by any other method (like via the “Run Script” button, or fro</text:span><text:span text:style-name="T269">m </text:span><text:span text:style-name="T267"><text:s/></text:span><text:span text:style-name="T281">Scriptər</text:span><text:span text:style-name="T267">), the </text:span><text:span text:style-name="T211">MESSAGE</text:span><text:span text:style-name="T267"> will be displayed in the server’s console window. </text:span><text:span text:style-name="T268">Text displayed with </text:span><text:span text:style-name="T212">/print</text:span><text:span text:style-name="T268"> will </text:span><text:span text:style-name="T291">not</text:span><text:span text:style-name="T296"> be saved in the message log.</text:span></text:p>
          </table:table-cell>
        </table:table-row>
      </table:table>
      <text:p text:style-name="P115"/>
      <text:p text:style-name="P115"/>
      <text:p text:style-name="P115"/>
      <text:p text:style-name="P115"><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0"><text:span text:style-name="T134">Causes the client to connect to an IRC </text:span><text:span text:style-name="T213">SERVER</text:span><text:span text:style-name="T134">, with the option to reconnect upon disconnection turned on.. If </text:span><text:span text:style-name="T204">PORT</text:span><text:span text:style-name="T134"> is omitted, a default of 666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5"/>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5"/>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0"><text:span text:style-name="T134">Causes the client to connect to an IRC </text:span><text:span text:style-name="T213">SERVER</text:span><text:span text:style-name="T134"> via SSL/TLS, with the option to reconnect upon disconnection turned on. If </text:span><text:span text:style-name="T204">PORT</text:span><text:span text:style-name="T134"> is omitted, a default of 669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15"/>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5"><text:span text:style-name="T242">Opens </text:span><text:span text:style-name="T214">FILENAME</text:span><text:span text:style-name="T242">, reads its contents into memory, and executes it as a list of commands; </text:span><text:span text:style-name="T243">each additional </text:span><text:span text:style-name="T215">ARGUMENT</text:span><text:span text:style-name="T243">, is passed to the script. Any errors found in the script are displayed to the current window. </text:span><text:span text:style-name="T216">ARGUMENT</text:span><text:span text:style-name="T260">s</text:span><text:span text:style-name="T244"> can be used in the script much like </text:span><text:span text:style-name="T216">/alias</text:span><text:span text:style-name="T260"> </text:span><text:span text:style-name="T261">variables: </text:span><text:span text:style-name="T217">$1</text:span><text:span text:style-name="T261"> is replaced with the first argument, </text:span><text:span text:style-name="T217">$2</text:span><text:span text:style-name="T261"> with the second, and so on. </text:span><text:span text:style-name="T262">To interpolate all </text:span><text:span text:style-name="T218">ARGUMENT</text:span><text:span text:style-name="T262">s as a single string, use </text:span><text:span text:style-name="T218">$0</text:span><text:span text:style-name="T262">. </text:span><text:span text:style-name="T217">ARGUMENT</text:span><text:span text:style-name="T261">s are interpolated into the script before </text:span><text:span text:style-name="T217">/alias</text:span><text:span text:style-name="T261"> variables. </text:span><text:span text:style-name="T263">If a line in a script doesn’t contain a valid command, it will be sent to the current window as chat text, just as if the user entered it as chat text; if the current window is a non-chat window, </text:span><text:span text:style-name="T264">the text will be ignored</text:span><text:span text:style-name="T263">. </text:span><text:span text:style-name="T265">If a complete path to </text:span><text:span text:style-name="T194">FILENAME</text:span><text:span text:style-name="T265"> is not provided, the client will look in the scripts directory (in </text:span><text:span text:style-name="T279">.</text:span><text:span text:style-name="T286">erk/</text:span><text:span text:style-name="T279">settings/scripts</text:span><text:span text:style-name="T265">, or set by the </text:span><text:span text:style-name="T194">--scripts</text:span><text:span text:style-name="T265"> command-line flag) for the file; </text:span><text:span text:style-name="T266">the “</text:span><text:span text:style-name="T280">.erk</text:span><text:span text:style-name="T266">” file extension can be omitted.</text:span></text:p>
          </table:table-cell>
        </table:table-row>
      </table:table>
      <text:p text:style-name="P115"/>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5"/>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0"><text:span text:style-name="T134">Causes the client to connect to an IRC </text:span><text:span text:style-name="T213">SERVER</text:span><text:span text:style-name="T134"> via SSL/TLS. If </text:span><text:span text:style-name="T204">PORT</text:span><text:span text:style-name="T134"> is omitted, a default of 6697 is used. If </text:span><text:span text:style-name="T204">SERVER</text:span><text:span text:style-name="T134"> and </text:span><text:span text:style-name="T204">PORT</text:span><text:span text:style-name="T134"> is omitted, the connection dialog is displayed. The client’s current nickname, username, and real name is used.</text:span></text:p>
          </table:table-cell>
        </table:table-row>
      </table:table>
      <text:p text:style-name="P122"/>
      <text:p text:style-name="P122"/>
      <text:p text:style-name="P122"/>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198"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1"><text:span text:style-name="T251">Loads a style file (created with the </text:span><text:span text:style-name="T253">style editor, </text:span><text:span text:style-name="T283">Stylər</text:span><text:span text:style-name="T251">, accessible from the “</text:span><text:span text:style-name="T252">Settings</text:span><text:span text:style-name="T251">” </text:span><text:span text:style-name="T252">menu</text:span><text:span text:style-name="T251">) into the current chat. </text:span><text:span text:style-name="T265">If a complete path to </text:span><text:span text:style-name="T194">FILENAME</text:span><text:span text:style-name="T265"> is not provided, the client will look in the </text:span><text:span text:style-name="T264">styles</text:span><text:span text:style-name="T265"> directory (in </text:span><text:span text:style-name="T279">.</text:span><text:span text:style-name="T286">erk/</text:span><text:span text:style-name="T279">settings/</text:span><text:span text:style-name="T282">styles</text:span><text:span text:style-name="T265">, or set by the </text:span><text:span text:style-name="T194">--</text:span><text:span text:style-name="T213">styles</text:span><text:span text:style-name="T265"> command-line flag) for the file.</text:span></text:p>
          </table:table-cell>
        </table:table-row>
      </table:table>
      <text:p text:style-name="P218"/>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224">WINDOW_NAME</text:span> is omitted, a list of available channels/private chats is displayed.</text:p>
          </table:table-cell>
        </table:table-row>
      </table:table>
      <text:p text:style-name="P125"/>
      <table:table table:name="Table53" table:style-name="Table53">
        <table:table-column table:style-name="Table53.A"/>
        <table:table-row table:style-name="Table53.1">
          <table:table-cell table:style-name="Table53.A1" office:value-type="string">
            <text:p text:style-name="P97">Available only for scripts</text:p>
          </table:table-cell>
        </table:table-row>
        <table:table-row>
          <table:table-cell table:style-name="Table53.A2" office:value-type="string">
            <text:h text:style-name="P199"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8"><text:span text:style-name="T247">Removes a global alias variable named </text:span><text:span text:style-name="T219">NAME</text:span><text:span text:style-name="T247">. <text:s/></text:span><text:span text:style-name="T248">T</text:span><text:span text:style-name="T249">he interpolation symbol (</text:span><text:span text:style-name="T201">$</text:span><text:span text:style-name="T249">)</text:span><text:span text:style-name="T289"> </text:span><text:span text:style-name="T290">cannot be</text:span><text:span text:style-name="T289"> included</text:span><text:span text:style-name="T249"> in </text:span><text:span text:style-name="T201">NAME</text:span><text:span text:style-name="T249">. </text:span><text:span text:style-name="T247">This command </text:span><text:span text:style-name="T288">cannot</text:span><text:span text:style-name="T293"> be used to delete variables created with the </text:span><text:span text:style-name="T193">/_alias</text:span><text:span text:style-name="T293"> command. This command </text:span><text:span text:style-name="T288">cannot</text:span><text:span text:style-name="T293"> be called from a connection script (see </text:span><text:span text:style-name="T294">Connection Scripts and “Callable” Scripts</text:span><text:span text:style-name="T295"> on page </text:span><text:span text:style-name="T295"><text:reference-ref text:reference-format="page" text:ref-name="connection script">5</text:reference-ref></text:span><text:span text:style-name="T295">).</text:span></text:p>
          </table:table-cell>
        </table:table-row>
      </table:table>
      <text:p text:style-name="P216"/>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1"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224">WORD</text:span> (and any additional <text:span text:style-name="T224">WORD</text:span><text:span text:style-name="T92">s</text:span>, separated by spaced) from the spellcheck dictionary.</text:p>
          </table:table-cell>
        </table:table-row>
      </table:table>
      <text:p text:style-name="P217"/>
      <table:table table:name="Table56" table:style-name="Table56">
        <table:table-column table:style-name="Table56.A"/>
        <table:table-row table:style-name="Table56.1">
          <table:table-cell table:style-name="Table56.A1" office:value-type="string">
            <text:p text:style-name="P222">Called from any window</text:p>
          </table:table-cell>
        </table:table-row>
        <table:table-row>
          <table:table-cell table:style-name="Table56.A2" office:value-type="string">
            <text:h text:style-name="P202"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3">Removes <text:span text:style-name="T405">TARGET</text:span><text:span text:style-name="T404"> from the ignore list.</text:span></text:p>
          </table:table-cell>
        </table:table-row>
      </table:table>
      <text:p text:style-name="P212"/>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0"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6"/>
      <table:table table:name="Table26" table:style-name="Table26">
        <table:table-column table:style-name="Table26.A"/>
        <table:table-row table:style-name="Table26.1">
          <table:table-cell table:style-name="Table26.A1" office:value-type="string">
            <text:p text:style-name="P35"><text:span text:style-name="T110">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224">TIME</text:span> seconds. This command is <text:span text:style-name="T48">only</text:span><text:span text:style-name="T55"> available for use in scripts.</text:span></text:p>
          </table:table-cell>
        </table:table-row>
      </table:table>
      <text:p text:style-name="P128"/>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1"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0"><text:span text:style-name="T245">Displays </text:span><text:span text:style-name="T210">MESSAGE</text:span><text:span text:style-name="T245"> in the client’s current window. </text:span><text:span text:style-name="T246">If </text:span><text:span text:style-name="T211">/</text:span><text:span text:style-name="T220">write</text:span><text:span text:style-name="T267"> is called from a window, the </text:span><text:span text:style-name="T211">MESSAGE</text:span><text:span text:style-name="T267"> will be displayed in that window; if </text:span><text:span text:style-name="T211">/</text:span><text:span text:style-name="T220">write</text:span><text:span text:style-name="T267"> is called by any other method (like via the “Run Script” button, or from </text:span><text:span text:style-name="T281">Scriptər</text:span><text:span text:style-name="T267">), the </text:span><text:span text:style-name="T211">MESSAGE</text:span><text:span text:style-name="T267"> will be displayed in the server’s console window. </text:span><text:span text:style-name="T268">Text displayed with </text:span><text:span text:style-name="T212">/</text:span><text:span text:style-name="T220">write</text:span><text:span text:style-name="T268"> </text:span><text:span text:style-name="T291">will</text:span><text:span text:style-name="T296"> be saved in the message log.</text:span></text:p>
          </table:table-cell>
        </table:table-row>
      </table:table>
      <text:h text:style-name="P185" text:outline-level="2"><text:bookmark-start text:name="__RefHeading___Toc1653_743996399"/><text:soft-page-break/><text:reference-mark-start text:name="macro examples"/><text:span text:style-name="T85">Macro examples</text:span><text:bookmark-end text:name="__RefHeading___Toc1653_743996399"/><text:reference-mark-end text:name="macro examples"/></text:h>
      <text:p text:style-name="P130"><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89">/<text:span text:style-name="T104">macro hi 1 /msg $WHERE Welcome to $WHERE, </text:span><text:span text:style-name="T417">&amp;</text:span><text:span text:style-name="T104">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6">#erk</text:span><text:span text:style-name="T92">, and you wanted to welcome a new user named Alice to the channel, you’d execute:</text:span></text:p>
            <text:p text:style-name="P174">/hi Alice</text:p>
            <text:p text:style-name="P38"><text:span text:style-name="T92">Which would send the following public message to </text:span><text:span text:style-name="T86">#erk</text:span><text:span text:style-name="T92">: “Welcome to #erk, Alice!”</text:span></text:p>
          </table:table-cell>
        </table:table-row>
      </table:table>
      <text:p text:style-name="Standard"/>
      <text:p text:style-name="P149"><text:span text:style-name="T107">Trout</text:span><text:span text:style-name="T106">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1">/<text:span text:style-name="T104">macro </text:span><text:span text:style-name="T105">trout</text:span><text:span text:style-name="T104"> 1 /</text:span><text:span text:style-name="T105">me slaps </text:span><text:span text:style-name="T417">&amp;</text:span><text:span text:style-name="T105">1 with a trout.</text:span></text:p>
          </table:table-cell>
        </table:table-row>
        <table:table-row>
          <table:table-cell table:style-name="Table44.A1" office:value-type="string">
            <text:p text:style-name="P30">Description</text:p>
          </table:table-cell>
          <table:table-cell table:style-name="Table44.B2" office:value-type="string">
            <text:p text:style-name="P85">Creates a macro to send the old classic message. Pass the nickname of the user you’d like to slap, and it will send a CTCP action message to the current channel or private chat. For example, to slap a user named Bob:</text:p>
            <text:p text:style-name="P174">/trout Bob</text:p>
            <text:p text:style-name="P84"><text:span text:style-name="T105">Which would send the following </text:span><text:span text:style-name="T388">CTCP action</text:span><text:span text:style-name="T105"> message to the chat: “[your nickname] slaps Bob with a trout.</text:span></text:p>
          </table:table-cell>
        </table:table-row>
      </table:table>
      <text:p text:style-name="Standard"/>
      <text:p text:style-name="P150">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226"><text:span text:style-name="T224">/</text:span><text:span text:style-name="T229">macro </text:span><text:span text:style-name="T230">trouts * /me slaps </text:span><text:span text:style-name="T231">&amp;</text:span><text:span text:style-name="T230">1 with a trout, and </text:span><text:span text:style-name="T231">&amp;</text:span><text:span text:style-name="T230">- too</text:span></text:p>
          </table:table-cell>
        </table:table-row>
        <table:table-row>
          <table:table-cell table:style-name="Table45.A1" office:value-type="string">
            <text:p text:style-name="P30">Description</text:p>
          </table:table-cell>
          <table:table-cell table:style-name="Table45.B2" office:value-type="string">
            <text:p text:style-name="P85">Creates a macro to send a new classic message. Pass the nickname of the main target, and a short list of other targets to the macro to send the new CTCP action message. For example, to slap Bob, Alice, and Dave:</text:p>
            <text:p text:style-name="P174">/trouts Bob Alice and Dave</text:p>
            <text:p text:style-name="P85"><text:span text:style-name="T105">W</text:span>hich would send the following <text:span text:style-name="T388">CTCP action message to the chat: “[your nickname] slaps Bob with a trout, and Alice and Dave, too”</text:span></text:p>
          </table:table-cell>
        </table:table-row>
      </table:table>
      <text:p text:style-name="P1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10T19:35:30.371495216</dc:date>
    <meta:editing-duration>P4DT4H43M19S</meta:editing-duration>
    <meta:editing-cycles>161</meta:editing-cycles>
    <meta:generator>LibreOffice/6.4.6.2$Linux_X86_64 LibreOffice_project/40$Build-2</meta:generator>
    <meta:document-statistic meta:table-count="56" meta:image-count="3" meta:object-count="0" meta:page-count="20" meta:paragraph-count="352" meta:word-count="5287" meta:character-count="31022" meta:non-whitespace-character-count="26096"/>
  </office:meta>
</office:document-meta>
</file>